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53mm"/>
    </style:style>
    <style:style style:name="co3" style:family="table-column">
      <style:table-column-properties fo:break-before="auto" style:column-width="14.38mm"/>
    </style:style>
    <style:style style:name="co4" style:family="table-column">
      <style:table-column-properties fo:break-before="auto" style:column-width="45.61mm"/>
    </style:style>
    <style:style style:name="co5" style:family="table-column">
      <style:table-column-properties fo:break-before="auto" style:column-width="72.14mm"/>
    </style:style>
    <style:style style:name="co6" style:family="table-column">
      <style:table-column-properties fo:break-before="auto" style:column-width="32.07mm"/>
    </style:style>
    <style:style style:name="co7" style:family="table-column">
      <style:table-column-properties fo:break-before="auto" style:column-width="78.78mm"/>
    </style:style>
    <style:style style:name="co8" style:family="table-column">
      <style:table-column-properties fo:break-before="auto" style:column-width="29.02mm"/>
    </style:style>
    <style:style style:name="co9" style:family="table-column">
      <style:table-column-properties fo:break-before="auto" style:column-width="51.42mm"/>
    </style:style>
    <style:style style:name="co10" style:family="table-column">
      <style:table-column-properties fo:break-before="auto" style:column-width="32.33mm"/>
    </style:style>
    <style:style style:name="co11" style:family="table-column">
      <style:table-column-properties fo:break-before="auto" style:column-width="31.79mm"/>
    </style:style>
    <style:style style:name="co12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7.13mm" fo:break-before="auto" style:use-optimal-row-height="false"/>
    </style:style>
    <style:style style:name="ta1" style:family="table" style:master-page-name="Default">
      <style:table-properties table:display="true" style:writing-mode="lr-tb" tableooo:tab-color="#e6ff00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order-bottom="0.74pt solid #0000ff" fo:background-color="#b5fbf4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ccffff" fo:border="0.74pt solid #0000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order-bottom="0.74pt solid #0000ff" fo:background-color="#cc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ff"/>
      <style:paragraph-properties fo:text-align="start" fo:margin-left="1.41mm"/>
      <style:text-properties fo:color="#00ae00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1.41mm"/>
      <style:text-properties fo:color="#00ae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1.41mm"/>
      <style:text-properties fo:color="#00ae00" fo:font-weight="bold" style:font-weight-asian="bold" style:font-weight-complex="bold"/>
    </style:style>
    <style:style style:name="ce12" style:family="table-cell" style:parent-style-name="Default">
      <style:table-cell-properties fo:background-color="#ccffff" style:vertical-align="middle"/>
    </style:style>
    <style:style style:name="ce13" style:family="table-cell" style:parent-style-name="Default">
      <style:table-cell-properties fo:background-color="#ffff66" style:text-align-source="fix" style:repeat-content="false" fo:border="0.74pt solid #0000ff"/>
      <style:paragraph-properties fo:text-align="start" fo:margin-left="1.41mm"/>
      <style:text-properties fo:color="#0000ff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start" fo:margin-left="1.41mm"/>
      <style:text-properties fo:color="#0000ff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start" fo:margin-left="1.41mm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-bottom="0.74pt solid #0000ff" fo:background-color="#b5fbf4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="0.74pt solid #0000ff"/>
    </style:style>
    <style:style style:name="ce18" style:family="table-cell" style:parent-style-name="Default">
      <style:table-cell-properties fo:background-color="#ccffff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ffffcc" fo:border="0.74pt solid #0000ff"/>
      <style:text-properties fo:color="#008000"/>
    </style:style>
    <style:style style:name="ce20" style:family="table-cell" style:parent-style-name="Default">
      <style:text-properties fo:color="#008000"/>
    </style:style>
    <style:style style:name="ce21" style:family="table-cell" style:parent-style-name="Default">
      <style:text-properties fo:color="#0000ff" fo:font-weight="bold" style:font-weight-asian="bold" style:font-weight-complex="bold"/>
    </style:style>
    <style:style style:name="ce22" style:family="table-cell" style:parent-style-name="Default">
      <style:text-properties fo:color="#008000" fo:font-weight="bold" style:font-weight-asian="bold" style:font-weight-complex="bold"/>
    </style:style>
    <style:style style:name="ce2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47ff"/>
    </style:style>
    <style:style style:name="ce24" style:family="table-cell" style:parent-style-name="Default">
      <style:table-cell-properties fo:border-bottom="0.74pt solid #0000ff" fo:background-color="#ffff99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000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74pt solid #0000ff" fo:background-color="#ffff99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74pt solid #0000ff"/>
      <style:paragraph-properties fo:text-align="start" fo:margin-left="3.53mm"/>
      <style:text-properties fo:color="#008000"/>
    </style:style>
    <style:style style:name="ce27" style:family="table-cell" style:parent-style-name="Default">
      <style:table-cell-properties fo:background-color="#c3f6fa" style:text-align-source="fix" style:repeat-content="false"/>
      <style:paragraph-properties fo:text-align="start" fo:margin-left="3.53m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8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3.53mm"/>
      <style:text-properties fo:color="#008000" fo:font-weight="bold" style:font-weight-asian="bold" style:font-weight-complex="bold"/>
    </style:style>
    <style:style style:name="ce30" style:family="table-cell" style:parent-style-name="Default">
      <style:table-cell-properties fo:border-bottom="0.74pt solid #0000ff" fo:background-color="#9bf3e4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color="#ff0000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="0.74pt solid #0000ff"/>
      <style:text-properties fo:color="#008000"/>
    </style:style>
    <style:style style:name="ce32" style:family="table-cell" style:parent-style-name="Default">
      <style:table-cell-properties fo:background-color="#ffff00"/>
      <style:text-properties fo:color="#008000"/>
    </style:style>
    <style:style style:name="ce33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ff420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00ae00"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ccffff" style:text-align-source="fix" style:repeat-content="false" style:vertical-align="middle"/>
      <style:paragraph-properties fo:text-align="center" fo:margin-left="0mm"/>
      <style:text-properties fo:color="#33cc66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0.74pt solid #0000ff" fo:border-top="none" style:vertical-align="middle"/>
      <style:paragraph-properties fo:text-align="center"/>
      <style:text-properties fo:color="#00ae00" fo:font-weight="bold" style:font-weight-asian="bold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mm"/>
    </style:style>
    <style:style style:name="ce38" style:family="table-cell" style:parent-style-name="Default" style:data-style-name="N109">
      <style:table-cell-properties fo:background-color="#ffffcc" fo:border="0.74pt solid #0000ff"/>
    </style:style>
    <style:style style:name="ce39" style:family="table-cell" style:parent-style-name="Default" style:data-style-name="N109">
      <style:table-cell-properties fo:background-color="#ffffcc"/>
    </style:style>
    <style:style style:name="ce40" style:family="table-cell" style:parent-style-name="Default" style:data-style-name="N109">
      <style:table-cell-properties fo:background-color="#ffffcc"/>
      <style:text-properties fo:font-weight="bold" style:font-weight-asian="bold" style:font-weight-complex="bold"/>
    </style:style>
    <style:style style:name="ce41" style:family="table-cell" style:parent-style-name="Default" style:data-style-name="N109">
      <style:table-cell-properties fo:background-color="#ffffcc"/>
      <style:text-properties fo:color="#0000ff" fo:font-weight="bold" style:font-weight-asian="bold" style:font-weight-complex="bold"/>
    </style:style>
    <style:style style:name="ce42" style:family="table-cell" style:parent-style-name="Default" style:data-style-name="N109">
      <style:table-cell-properties fo:background-color="#ffffcc"/>
      <style:text-properties fo:color="#0000ff" fo:font-weight="normal" style:font-weight-asian="normal" style:font-weight-complex="normal"/>
    </style:style>
    <style:style style:name="ce4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mm"/>
      <style:text-properties fo:color="#ff950e"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ff" fo:border-top="none" style:vertical-align="middle"/>
    </style:style>
    <style:style style:name="ce45" style:family="table-cell" style:parent-style-name="Default">
      <style:table-cell-properties fo:border-bottom="none" fo:background-color="#ffcc99" style:text-align-source="fix" style:repeat-content="false" fo:border-left="none" fo:border-right="0.74pt solid #0000ff" fo:border-top="none" style:vertical-align="middle"/>
      <style:paragraph-properties fo:text-align="center" fo:margin-left="0mm"/>
    </style:style>
    <style:style style:name="ce46" style:family="table-cell" style:parent-style-name="Default" style:data-style-name="N109">
      <style:table-cell-properties fo:border-bottom="none" fo:background-color="#ffffcc" fo:border-left="none" fo:border-right="0.74pt solid #0000ff" fo:border-top="none"/>
    </style:style>
    <style:style style:name="ce47" style:family="table-cell" style:parent-style-name="Default">
      <style:table-cell-properties fo:border-bottom="0.74pt solid #0000ff" fo:background-color="#00dcff" style:text-align-source="fix" style:repeat-content="false" fo:border-left="none" fo:border-right="0.74pt solid #0000ff" fo:border-top="none" style:vertical-align="middle"/>
      <style:paragraph-properties fo:text-align="center" fo:margin-left="0mm"/>
    </style:style>
    <style:style style:name="ce48" style:family="table-cell" style:parent-style-name="Default" style:data-style-name="N109">
      <style:table-cell-properties fo:background-color="#ffffcc" fo:border="none"/>
    </style:style>
    <style:style style:name="ce49" style:family="table-cell" style:parent-style-name="Default">
      <style:table-cell-properties fo:border-bottom="0.74pt solid #0000ff" fo:background-color="#00dc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0" style:family="table-cell" style:parent-style-name="Default" style:data-style-name="N109">
      <style:table-cell-properties fo:background-color="#ccffff" fo:border="0.74pt solid #0000ff"/>
    </style:style>
    <style:style style:name="ce51" style:family="table-cell" style:parent-style-name="Default" style:data-style-name="N109">
      <style:table-cell-properties fo:background-color="#ccffff" fo:border="0.74pt solid #0000ff"/>
      <style:text-properties fo:color="#0047ff"/>
    </style:style>
    <style:style style:name="ce52" style:family="table-cell" style:parent-style-name="Default" style:data-style-name="N109">
      <style:table-cell-properties fo:background-color="#ccffff"/>
      <style:text-properties fo:color="#0047ff"/>
    </style:style>
    <style:style style:name="ce53" style:family="table-cell" style:parent-style-name="Default" style:data-style-name="N109">
      <style:table-cell-properties fo:background-color="#ccffff"/>
      <style:text-properties fo:color="#0047ff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ff" fo:border-top="none"/>
    </style:style>
    <style:style style:name="ce55" style:family="table-cell" style:parent-style-name="Default">
      <style:table-cell-properties fo:border-bottom="0.74pt solid #0000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 style:data-style-name="N100">
      <style:table-cell-properties fo:background-color="#ccffff" style:text-align-source="fix" style:repeat-content="false" style:vertical-align="middle"/>
      <style:paragraph-properties fo:text-align="center" fo:margin-left="0mm"/>
      <style:text-properties fo:color="#ff950e" fo:font-weight="bold" style:font-weight-asian="bold" style:font-weight-complex="bold"/>
    </style:style>
    <style:style style:name="ce58" style:family="table-cell" style:parent-style-name="Default">
      <style:table-cell-properties fo:background-color="#ffff00"/>
      <style:text-properties fo:color="#0000ff" fo:font-weight="bold" style:font-weight-asian="bold" style:font-weight-complex="bold"/>
    </style:style>
    <style:style style:name="ce59" style:family="table-cell" style:parent-style-name="Default">
      <style:table-cell-properties fo:background-color="#e6ff00" style:text-align-source="fix" style:repeat-content="false"/>
      <style:paragraph-properties fo:text-align="center" fo:margin-left="0mm"/>
      <style:text-properties fo:color="#3fb424" fo:font-weight="bold" style:font-weight-asian="bold" style:font-weight-complex="bold"/>
    </style:style>
    <style:style style:name="ce60" style:family="table-cell" style:parent-style-name="Default">
      <style:table-cell-properties fo:background-color="#b7fbf1"/>
      <style:text-properties fo:color="#0000ff"/>
    </style:style>
    <style:style style:name="ce61" style:family="table-cell" style:parent-style-name="Default">
      <style:table-cell-properties fo:background-color="#b7fbf1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ccffff" style:text-align-source="fix" style:repeat-content="false"/>
      <style:paragraph-properties fo:text-align="center" fo:margin-left="0mm"/>
      <style:text-properties fo:color="#3fb424" fo:font-weight="bold" style:font-weight-asian="bold" style:font-weight-complex="bold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color="#00ae00"/>
    </style:style>
    <style:style style:name="T3" style:family="text">
      <style:text-properties fo:color="#0000ff"/>
    </style:style>
    <style:style style:name="T4" style:family="text">
      <style:text-properties fo:color="#0047ff"/>
    </style:style>
    <style:style style:name="T5" style:family="text">
      <style:text-properties fo:color="#0047ff" fo:font-weight="bold" style:font-weight-asian="bold" style:font-weight-complex="bold"/>
    </style:style>
    <style:style style:name="T6" style:family="text">
      <style:text-properties fo:color="#ff420e" fo:font-weight="bold" style:font-weight-asian="bold" style:font-weight-complex="bold"/>
    </style:style>
    <style:style style:name="T7" style:family="text">
      <style:text-properties fo:font-weight="bold" style:font-weight-asian="bold" style:font-weight-complex="bold" fo:color="#0047ff"/>
    </style:style>
    <style:style style:name="T8" style:family="text">
      <style:text-properties fo:color="#008000" fo:font-weight="bold" style:font-weight-asian="bold" style:font-weight-complex="bold"/>
    </style:style>
    <style:style style:name="T9" style:family="text">
      <style:text-properties fo:color="#33cc66"/>
    </style:style>
  </office:automatic-styles>
  <office:body>
    <office:spreadsheet>
      <table:calculation-settings table:automatic-find-labels="false"/>
      <table:table table:name="768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10"/>
        <table:table-column table:style-name="co5" table:default-cell-style-name="ce14"/>
        <table:table-column table:style-name="co6" table:default-cell-style-name="Default"/>
        <table:table-column table:style-name="co1" table:default-cell-style-name="ce20"/>
        <table:table-column table:style-name="co7" table:default-cell-style-name="ce28"/>
        <table:table-column table:style-name="co8" table:default-cell-style-name="ce20"/>
        <table:table-column table:style-name="co8" table:default-cell-style-name="ce39"/>
        <table:table-column table:style-name="co8" table:default-cell-style-name="ce46"/>
        <table:table-column table:style-name="co8" table:default-cell-style-name="ce48"/>
        <table:table-column table:style-name="co8" table:default-cell-style-name="ce52"/>
        <table:table-column table:style-name="co8" table:default-cell-style-name="ce46"/>
        <table:table-column table:style-name="co9" table:default-cell-style-name="Default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baseFont <text:span text:style-name="T1">Size</text:span></text:p>
          </table:table-cell>
          <table:table-cell table:style-name="ce4" table:number-columns-repeated="3"/>
          <table:table-cell table:style-name="ce18" office:value-type="string" calcext:value-type="string">
            <text:p>=</text:p>
          </table:table-cell>
          <table:table-cell table:style-name="ce23" office:value-type="string" calcext:value-type="string">
            <text:p>rootFontSize</text:p>
          </table:table-cell>
          <table:table-cell table:style-name="ce23"/>
          <table:table-cell table:style-name="ce33" office:value-type="float" office:value="16" calcext:value-type="float">
            <text:p>16</text:p>
          </table:table-cell>
          <table:table-cell table:style-name="ce4" office:value-type="string" calcext:value-type="string">
            <text:p>px</text:p>
          </table:table-cell>
          <table:table-cell table:style-name="ce33"/>
          <table:table-cell table:style-name="ce4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/>
          <table:table-cell office:value-type="string" calcext:value-type="string">
            <text:p>Base Working Area <text:span text:style-name="T1">Width</text:span></text:p>
          </table:table-cell>
          <table:table-cell table:style-name="ce4" table:number-columns-repeated="3"/>
          <table:table-cell table:style-name="ce18" office:value-type="string" calcext:value-type="string">
            <text:p>=</text:p>
          </table:table-cell>
          <table:table-cell table:style-name="ce23" office:value-type="string" calcext:value-type="string">
            <text:p>contentWidth<text:span text:style-name="T1">02</text:span></text:p>
          </table:table-cell>
          <table:table-cell table:style-name="ce23"/>
          <table:table-cell table:style-name="ce34" office:value-type="float" office:value="768" calcext:value-type="float">
            <text:p>768</text:p>
          </table:table-cell>
          <table:table-cell table:style-name="ce4" office:value-type="string" calcext:value-type="string">
            <text:p>px</text:p>
          </table:table-cell>
          <table:table-cell table:style-name="ce34"/>
          <table:table-cell table:style-name="ce4"/>
          <table:table-cell table:style-name="Default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8"/>
          <table:table-cell table:number-columns-repeated="5"/>
          <table:table-cell table:style-name="ce56" office:value-type="string" calcext:value-type="string">
            <text:p>320 (336)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style-name="ce35" office:value-type="string" calcext:value-type="string" table:number-columns-spanned="5" table:number-rows-spanned="1">
            <text:p>768</text:p>
          </table:table-cell>
          <table:covered-table-cell table:style-name="ce43"/>
          <table:covered-table-cell table:number-columns-repeated="3" table:style-name="Default"/>
          <table:table-cell table:number-columns-repeated="1010"/>
        </table:table-row>
        <table:table-row table:style-name="ro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style-name="ce36" office:value-type="string" calcext:value-type="string" table:number-columns-spanned="2" table:number-rows-spanned="2">
            <text:p>LENGTH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FONT</text:p>
          </table:table-cell>
          <table:covered-table-cell table:style-name="ce36"/>
          <table:covered-table-cell table:style-name="ce54"/>
          <table:table-cell table:number-columns-repeated="1010"/>
        </table:table-row>
        <table:table-row table:style-name="ro3">
          <table:table-cell table:style-name="ce1" table:number-columns-repeated="3"/>
          <table:table-cell table:style-name="ce8" office:value-type="string" calcext:value-type="string" table:number-columns-spanned="3" table:number-rows-spanned="1">
            <text:p>Element</text:p>
          </table:table-cell>
          <table:covered-table-cell table:number-columns-repeated="2" table:style-name="ce12"/>
          <table:table-cell table:style-name="ce2" office:value-type="string" calcext:value-type="string">
            <text:p>Size</text:p>
          </table:table-cell>
          <table:table-cell table:style-name="ce24" office:value-type="string" calcext:value-type="string" table:number-columns-spanned="2" table:number-rows-spanned="1">
            <text:p>Parent</text:p>
          </table:table-cell>
          <table:covered-table-cell table:style-name="ce24"/>
          <table:covered-table-cell table:style-name="ce1"/>
          <table:covered-table-cell table:number-columns-repeated="2" table:style-name="ce44"/>
          <table:covered-table-cell table:style-name="ce1"/>
          <table:covered-table-cell table:style-name="ce44"/>
          <table:table-cell table:style-name="ce1" table:number-columns-repeated="1010"/>
        </table:table-row>
        <table:table-row table:style-name="ro4">
          <table:table-cell table:style-name="ce2" table:number-columns-repeated="2"/>
          <table:table-cell table:style-name="ce5" office:value-type="string" calcext:value-type="string">
            <text:p>№</text:p>
          </table:table-cell>
          <table:table-cell table:style-name="ce5" office:value-type="string" calcext:value-type="string">
            <text:p>Element / container</text:p>
          </table:table-cell>
          <table:table-cell table:style-name="ce5" office:value-type="string" calcext:value-type="string">
            <text:p><text:span text:style-name="T2">Class</text:span>, <text:span text:style-name="T3">id</text:span></text:p>
          </table:table-cell>
          <table:table-cell table:style-name="ce16" office:value-type="string" calcext:value-type="string">
            <text:p>Property</text:p>
          </table:table-cell>
          <table:table-cell table:style-name="ce5" office:value-type="string" calcext:value-type="string">
            <text:p>px</text:p>
          </table:table-cell>
          <table:table-cell table:style-name="ce25" office:value-type="string" calcext:value-type="string">
            <text:p><text:span text:style-name="T4">P</text:span>arent“s <text:span text:style-name="T2">class</text:span>,  <text:span text:style-name="T4">id</text:span></text:p>
          </table:table-cell>
          <table:table-cell table:style-name="ce30" office:value-type="string" calcext:value-type="string">
            <text:p><text:span text:style-name="T4">P</text:span>arent“s</text:p>
            <text:p><text:span text:style-name="T4">Width</text:span></text:p>
          </table:table-cell>
          <table:table-cell table:style-name="ce37" office:value-type="string" calcext:value-type="string">
            <text:p>%, <text:span text:style-name="T5">to</text:span> </text:p>
            <text:p><text:span text:style-name="T6">Parent</text:span></text:p>
          </table:table-cell>
          <table:table-cell table:style-name="ce45" office:value-type="string" calcext:value-type="string">
            <text:p>%, to</text:p>
            <text:p><text:span text:style-name="T1">Content</text:span><text:span text:style-name="T7">Width</text:span></text:p>
          </table:table-cell>
          <table:table-cell table:style-name="ce47" office:value-type="string" calcext:value-type="string">
            <text:p>%, <text:span text:style-name="T6">parent</text:span></text:p>
          </table:table-cell>
          <table:table-cell table:style-name="ce49" office:value-type="string" calcext:value-type="string">
            <text:p>rem, <text:span text:style-name="T8">ROOT</text:span></text:p>
          </table:table-cell>
          <table:table-cell table:style-name="ce47" office:value-type="string" calcext:value-type="string">
            <text:p>em, parent</text:p>
          </table:table-cell>
          <table:table-cell table:style-name="ce55"/>
          <table:table-cell table:style-name="ce2" table:number-columns-repeated="100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7"/>
          <table:table-cell table:style-name="ce19" office:value-type="float" office:value="16" calcext:value-type="float">
            <text:p>16</text:p>
          </table:table-cell>
          <table:table-cell table:style-name="ce26"/>
          <table:table-cell table:style-name="ce31"/>
          <table:table-cell table:style-name="ce38" table:formula="of:=[.G10]/[.I10]*100" office:value-type="string" office:string-value="" calcext:value-type="error">
            <text:p>#DIV/0!</text:p>
          </table:table-cell>
          <table:table-cell table:style-name="ce38" table:formula="of:=[.G10]/contentWidth02*100" office:value-type="float" office:value="2.08333333333333" calcext:value-type="float">
            <text:p>2,083333</text:p>
          </table:table-cell>
          <table:table-cell table:style-name="ce38" table:formula="of:=[.G10]/rootFontSize*100" office:value-type="float" office:value="100" calcext:value-type="float">
            <text:p>100,000000</text:p>
          </table:table-cell>
          <table:table-cell table:style-name="ce50" table:formula="of:=[.G10]/rootFontSize" office:value-type="float" office:value="1" calcext:value-type="float">
            <text:p>1,000000</text:p>
          </table:table-cell>
          <table:table-cell table:style-name="ce38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7"/>
          <table:table-cell table:style-name="ce19" office:value-type="float" office:value="768" calcext:value-type="float">
            <text:p>768</text:p>
          </table:table-cell>
          <table:table-cell table:style-name="ce26"/>
          <table:table-cell table:style-name="ce31" office:value-type="float" office:value="768" calcext:value-type="float">
            <text:p>768</text:p>
          </table:table-cell>
          <table:table-cell table:style-name="ce38" table:formula="of:=[.G11]/[.I11]*100" office:value-type="float" office:value="100" calcext:value-type="float">
            <text:p>100,000000</text:p>
          </table:table-cell>
          <table:table-cell table:style-name="ce38" table:formula="of:=[.G11]/contentWidth02*100" office:value-type="float" office:value="100" calcext:value-type="float">
            <text:p>100,000000</text:p>
          </table:table-cell>
          <table:table-cell table:style-name="ce38" table:formula="of:=[.G11]/rootFontSize*100" office:value-type="float" office:value="4800" calcext:value-type="float">
            <text:p>4800,000000</text:p>
          </table:table-cell>
          <table:table-cell table:style-name="ce51" table:formula="of:=[.G11]/rootFontSize" office:value-type="float" office:value="48" calcext:value-type="float">
            <text:p>48,000000</text:p>
          </table:table-cell>
          <table:table-cell table:style-name="ce3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logo</text:p>
          </table:table-cell>
          <table:table-cell office:value-type="string" calcext:value-type="string">
            <text:p>Font-size</text:p>
          </table:table-cell>
          <table:table-cell office:value-type="float" office:value="48" calcext:value-type="float">
            <text:p>4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12]/[.I12]*100" office:value-type="float" office:value="300" calcext:value-type="float">
            <text:p>300,000000</text:p>
          </table:table-cell>
          <table:table-cell table:formula="of:=[.G12]/contentWidth02*100" office:value-type="float" office:value="6.25" calcext:value-type="float">
            <text:p>6,250000</text:p>
          </table:table-cell>
          <table:table-cell table:formula="of:=[.G12]/rootFontSize*100" office:value-type="float" office:value="300" calcext:value-type="float">
            <text:p>300,000000</text:p>
          </table:table-cell>
          <table:table-cell table:formula="of:=[.G12]/rootFontSize" office:value-type="float" office:value="3" calcext:value-type="float">
            <text:p>3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rgin-top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G13]/[.I13]*100" office:value-type="string" office:string-value="" calcext:value-type="error">
            <text:p>#DIV/0!</text:p>
          </table:table-cell>
          <table:table-cell table:formula="of:=[.G13]/contentWidth02*100" office:value-type="float" office:value="9.24479166666667" calcext:value-type="float">
            <text:p>9,244792</text:p>
          </table:table-cell>
          <table:table-cell table:formula="of:=[.G13]/rootFontSize*100" office:value-type="float" office:value="443.75" calcext:value-type="float">
            <text:p>443,750000</text:p>
          </table:table-cell>
          <table:table-cell table:formula="of:=[.G13]/rootFontSize" office:value-type="float" office:value="4.4375" calcext:value-type="float">
            <text:p>4,437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menu_header</text:p>
          </table:table-cell>
          <table:table-cell office:value-type="string" calcext:value-type="string">
            <text:p>Margin-lef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header-1st</text:p>
          </table:table-cell>
          <table:table-cell office:value-type="float" office:value="960" calcext:value-type="float">
            <text:p>960</text:p>
          </table:table-cell>
          <table:table-cell table:formula="of:=[.G14]/[.I14]*100" office:value-type="float" office:value="17.7083333333333" calcext:value-type="float">
            <text:p>17,708333</text:p>
          </table:table-cell>
          <table:table-cell table:formula="of:=[.G14]/contentWidth02*100" office:value-type="float" office:value="22.1354166666667" calcext:value-type="float">
            <text:p>22,135417</text:p>
          </table:table-cell>
          <table:table-cell table:formula="of:=[.G14]/rootFontSize*100" office:value-type="float" office:value="1062.5" calcext:value-type="float">
            <text:p>1062,500000</text:p>
          </table:table-cell>
          <table:table-cell table:formula="of:=[.G14]/rootFontSize" office:value-type="float" office:value="10.625" calcext:value-type="float">
            <text:p>10,625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table:style-name="ce15" office:value-type="string" calcext:value-type="string">
            <text:p>.menu_header</text:p>
          </table:table-cell>
          <table:table-cell office:value-type="string" calcext:value-type="string">
            <text:p>Width</text:p>
          </table:table-cell>
          <table:table-cell table:style-name="ce21" office:value-type="float" office:value="640" calcext:value-type="float">
            <text:p>640</text:p>
          </table:table-cell>
          <table:table-cell office:value-type="string" calcext:value-type="string">
            <text:p>.header-1st</text:p>
          </table:table-cell>
          <table:table-cell office:value-type="float" office:value="960" calcext:value-type="float">
            <text:p>960</text:p>
          </table:table-cell>
          <table:table-cell table:formula="of:=[.G15]/[.I15]*100" office:value-type="float" office:value="66.6666666666667" calcext:value-type="float">
            <text:p>66,666667</text:p>
          </table:table-cell>
          <table:table-cell table:formula="of:=[.G15]/contentWidth02*100" office:value-type="float" office:value="83.3333333333333" calcext:value-type="float">
            <text:p>83,333333</text:p>
          </table:table-cell>
          <table:table-cell table:formula="of:=[.G15]/rootFontSize*100" office:value-type="float" office:value="4000" calcext:value-type="float">
            <text:p>4000,000000</text:p>
          </table:table-cell>
          <table:table-cell table:formula="of:=[.G15]/rootFontSize" office:value-type="float" office:value="40" calcext:value-type="float">
            <text:p>4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menu_header</text:p>
          </table:table-cell>
          <table:table-cell office:value-type="float" office:value="643" calcext:value-type="float">
            <text:p>643</text:p>
          </table:table-cell>
          <table:table-cell table:formula="of:=[.G16]/[.I16]*100" office:value-type="float" office:value="1.08864696734059" calcext:value-type="float">
            <text:p>1,088647</text:p>
          </table:table-cell>
          <table:table-cell table:formula="of:=[.G16]/contentWidth02*100" office:value-type="float" office:value="0.911458333333333" calcext:value-type="float">
            <text:p>0,911458</text:p>
          </table:table-cell>
          <table:table-cell table:formula="of:=[.G16]/rootFontSize*100" office:value-type="float" office:value="43.75" calcext:value-type="float">
            <text:p>43,750000</text:p>
          </table:table-cell>
          <table:table-cell table:formula="of:=[.G16]/rootFontSize" office:value-type="float" office:value="0.4375" calcext:value-type="float">
            <text:p>0,437500</text:p>
          </table:table-cell>
          <table:table-cell/>
          <table:table-cell office:value-type="string" calcext:value-type="string">
            <text:p>/* 7px to menu_header 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menu_header</text:p>
          </table:table-cell>
          <table:table-cell office:value-type="float" office:value="643" calcext:value-type="float">
            <text:p>643</text:p>
          </table:table-cell>
          <table:table-cell table:formula="of:=[.G17]/[.I17]*100" office:value-type="float" office:value="0.777604976671851" calcext:value-type="float">
            <text:p>0,777605</text:p>
          </table:table-cell>
          <table:table-cell table:formula="of:=[.G17]/contentWidth02*100" office:value-type="float" office:value="0.651041666666667" calcext:value-type="float">
            <text:p>0,651042</text:p>
          </table:table-cell>
          <table:table-cell table:formula="of:=[.G17]/rootFontSize*100" office:value-type="float" office:value="31.25" calcext:value-type="float">
            <text:p>31,250000</text:p>
          </table:table-cell>
          <table:table-cell table:formula="of:=[.G17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/* 5px to menu_header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menu_item</text:p>
          </table:table-cell>
          <table:table-cell office:value-type="float" office:value="47" calcext:value-type="float">
            <text:p>47</text:p>
          </table:table-cell>
          <table:table-cell table:formula="of:=[.G18]/[.I18]*100" office:value-type="float" office:value="14.8936170212766" calcext:value-type="float">
            <text:p>14,893617</text:p>
          </table:table-cell>
          <table:table-cell table:formula="of:=[.G18]/contentWidth02*100" office:value-type="float" office:value="0.911458333333333" calcext:value-type="float">
            <text:p>0,911458</text:p>
          </table:table-cell>
          <table:table-cell table:formula="of:=[.G18]/rootFontSize*100" office:value-type="float" office:value="43.75" calcext:value-type="float">
            <text:p>43,750000</text:p>
          </table:table-cell>
          <table:table-cell table:formula="of:=[.G18]/rootFontSize" office:value-type="float" office:value="0.4375" calcext:value-type="float">
            <text:p>0,437500</text:p>
          </table:table-cell>
          <table:table-cell/>
          <table:table-cell office:value-type="string" calcext:value-type="string">
            <text:p>/* 7px to menu__item 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menu_item</text:p>
          </table:table-cell>
          <table:table-cell office:value-type="float" office:value="47" calcext:value-type="float">
            <text:p>47</text:p>
          </table:table-cell>
          <table:table-cell table:formula="of:=[.G19]/[.I19]*100" office:value-type="float" office:value="10.6382978723404" calcext:value-type="float">
            <text:p>10,638298</text:p>
          </table:table-cell>
          <table:table-cell table:formula="of:=[.G19]/contentWidth02*100" office:value-type="float" office:value="0.651041666666667" calcext:value-type="float">
            <text:p>0,651042</text:p>
          </table:table-cell>
          <table:table-cell table:formula="of:=[.G19]/rootFontSize*100" office:value-type="float" office:value="31.25" calcext:value-type="float">
            <text:p>31,250000</text:p>
          </table:table-cell>
          <table:table-cell table:formula="of:=[.G19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/* 5px to menu__item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0]/[.I20]*100" office:value-type="string" office:string-value="" calcext:value-type="error">
            <text:p>#DIV/0!</text:p>
          </table:table-cell>
          <table:table-cell table:formula="of:=[.G20]/contentWidth02*100" office:value-type="float" office:value="0.911458333333333" calcext:value-type="float">
            <text:p>0,911458</text:p>
          </table:table-cell>
          <table:table-cell table:formula="of:=[.G20]/rootFontSize*100" office:value-type="float" office:value="43.75" calcext:value-type="float">
            <text:p>43,750000</text:p>
          </table:table-cell>
          <table:table-cell table:formula="of:=[.G20]/rootFontSize" office:value-type="float" office:value="0.4375" calcext:value-type="float">
            <text:p>0,437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1]/[.I21]*100" office:value-type="string" office:string-value="" calcext:value-type="error">
            <text:p>#DIV/0!</text:p>
          </table:table-cell>
          <table:table-cell table:formula="of:=[.G21]/contentWidth02*100" office:value-type="float" office:value="0.651041666666667" calcext:value-type="float">
            <text:p>0,651042</text:p>
          </table:table-cell>
          <table:table-cell table:formula="of:=[.G21]/rootFontSize*100" office:value-type="float" office:value="31.25" calcext:value-type="float">
            <text:p>31,250000</text:p>
          </table:table-cell>
          <table:table-cell table:formula="of:=[.G21]/rootFontSize" office:value-type="float" office:value="0.3125" calcext:value-type="float">
            <text:p>0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menu__link_header</text:p>
          </table:table-cell>
          <table:table-cell office:value-type="string" calcext:value-type="string">
            <text:p>Font-size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2]/[.I22]*100" office:value-type="string" office:string-value="" calcext:value-type="error">
            <text:p>#DIV/0!</text:p>
          </table:table-cell>
          <table:table-cell table:formula="of:=[.G22]/contentWidth02*100" office:value-type="float" office:value="3.125" calcext:value-type="float">
            <text:p>3,125000</text:p>
          </table:table-cell>
          <table:table-cell table:formula="of:=[.G22]/rootFontSize*100" office:value-type="float" office:value="150" calcext:value-type="float">
            <text:p>150,000000</text:p>
          </table:table-cell>
          <table:table-cell table:formula="of:=[.G22]/rootFontSize" office:value-type="float" office:value="1.5" calcext:value-type="float">
            <text:p>1,500000</text:p>
          </table:table-cell>
          <table:table-cell/>
          <table:table-cell office:value-type="string" calcext:value-type="string">
            <text:p>/* 24px / 16px 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Margin-Right</text:p>
          </table:table-cell>
          <table:table-cell office:value-type="float" office:value="41" calcext:value-type="float">
            <text:p>41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3]/[.I23]*100" office:value-type="string" office:string-value="" calcext:value-type="error">
            <text:p>#DIV/0!</text:p>
          </table:table-cell>
          <table:table-cell table:formula="of:=[.G23]/contentWidth02*100" office:value-type="float" office:value="5.33854166666667" calcext:value-type="float">
            <text:p>5,338542</text:p>
          </table:table-cell>
          <table:table-cell table:formula="of:=[.G23]/rootFontSize*100" office:value-type="float" office:value="256.25" calcext:value-type="float">
            <text:p>256,250000</text:p>
          </table:table-cell>
          <table:table-cell table:formula="of:=[.G23]/rootFontSize" office:value-type="float" office:value="2.5625" calcext:value-type="float">
            <text:p>2,562500</text:p>
          </table:table-cell>
          <table:table-cell/>
          <table:table-cell office:value-type="string" calcext:value-type="string">
            <text:p>/* 41px / 16px 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Margin-Right</text:p>
          </table:table-cell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.menu_header</text:p>
          </table:table-cell>
          <table:table-cell office:value-type="float" office:value="640" calcext:value-type="float">
            <text:p>640</text:p>
          </table:table-cell>
          <table:table-cell table:formula="of:=[.G24]/[.I24]*100" office:value-type="float" office:value="6.40625" calcext:value-type="float">
            <text:p>6,406250</text:p>
          </table:table-cell>
          <table:table-cell table:formula="of:=[.G24]/contentWidth02*100" office:value-type="float" office:value="5.33854166666667" calcext:value-type="float">
            <text:p>5,338542</text:p>
          </table:table-cell>
          <table:table-cell table:formula="of:=[.G24]/rootFontSize*100" office:value-type="float" office:value="256.25" calcext:value-type="float">
            <text:p>256,250000</text:p>
          </table:table-cell>
          <table:table-cell table:formula="of:=[.G24]/rootFontSize" office:value-type="float" office:value="2.5625" calcext:value-type="float">
            <text:p>2,5625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</text:p>
          </table:table-cell>
          <table:table-cell office:value-type="string" calcext:value-type="string">
            <text:p>Wid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26]/[.I26]*100" office:value-type="float" office:value="52.0833333333333" calcext:value-type="float">
            <text:p>52,083333</text:p>
          </table:table-cell>
          <table:table-cell table:formula="of:=[.G26]/contentWidth02*100" office:value-type="float" office:value="65.1041666666667" calcext:value-type="float">
            <text:p>65,104167</text:p>
          </table:table-cell>
          <table:table-cell table:formula="of:=[.G26]/rootFontSize*100" office:value-type="float" office:value="3125" calcext:value-type="float">
            <text:p>3125,000000</text:p>
          </table:table-cell>
          <table:table-cell table:formula="of:=[.G26]/rootFontSize" office:value-type="float" office:value="31.25" calcext:value-type="float">
            <text:p>31,2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</text:p>
          </table:table-cell>
          <table:table-cell office:value-type="string" calcext:value-type="string">
            <text:p>Width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27]/[.I27]*100" office:value-type="float" office:value="52.1875" calcext:value-type="float">
            <text:p>52,187500</text:p>
          </table:table-cell>
          <table:table-cell table:formula="of:=[.G27]/contentWidth02*100" office:value-type="float" office:value="65.234375" calcext:value-type="float">
            <text:p>65,234375</text:p>
          </table:table-cell>
          <table:table-cell table:formula="of:=[.G27]/rootFontSize*100" office:value-type="float" office:value="3131.25" calcext:value-type="float">
            <text:p>3131,250000</text:p>
          </table:table-cell>
          <table:table-cell table:formula="of:=[.G27]/rootFontSize" office:value-type="float" office:value="31.3125" calcext:value-type="float">
            <text:p>31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title</text:p>
          </table:table-cell>
          <table:table-cell office:value-type="string" calcext:value-type="string">
            <text:p>Font-size</text:p>
          </table:table-cell>
          <table:table-cell office:value-type="float" office:value="60" calcext:value-type="float">
            <text:p>60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28]/[.I28]*100" office:value-type="float" office:value="375" calcext:value-type="float">
            <text:p>375,000000</text:p>
          </table:table-cell>
          <table:table-cell table:formula="of:=[.G28]/contentWidth02*100" office:value-type="float" office:value="7.8125" calcext:value-type="float">
            <text:p>7,812500</text:p>
          </table:table-cell>
          <table:table-cell table:formula="of:=[.G28]/rootFontSize*100" office:value-type="float" office:value="375" calcext:value-type="float">
            <text:p>375,000000</text:p>
          </table:table-cell>
          <table:table-cell table:formula="of:=[.G28]/rootFontSize" office:value-type="float" office:value="3.75" calcext:value-type="float">
            <text:p>3,7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breaf</text:p>
          </table:table-cell>
          <table:table-cell office:value-type="string" calcext:value-type="string">
            <text:p>Font-size</text:p>
          </table:table-cell>
          <table:table-cell office:value-type="float" office:value="32" calcext:value-type="float">
            <text:p>32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29]/[.I29]*100" office:value-type="float" office:value="200" calcext:value-type="float">
            <text:p>200,000000</text:p>
          </table:table-cell>
          <table:table-cell table:formula="of:=[.G29]/contentWidth02*100" office:value-type="float" office:value="4.16666666666667" calcext:value-type="float">
            <text:p>4,166667</text:p>
          </table:table-cell>
          <table:table-cell table:formula="of:=[.G29]/rootFontSize*100" office:value-type="float" office:value="200" calcext:value-type="float">
            <text:p>200,000000</text:p>
          </table:table-cell>
          <table:table-cell table:formula="of:=[.G29]/rootFontSize" office:value-type="float" office:value="2" calcext:value-type="float">
            <text:p>2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article</text:p>
          </table:table-cell>
          <table:table-cell office:value-type="string" calcext:value-type="string">
            <text:p>Font-size</text:p>
          </table:table-cell>
          <table:table-cell office:value-type="float" office:value="18" calcext:value-type="float">
            <text:p>1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30]/[.I30]*100" office:value-type="float" office:value="112.5" calcext:value-type="float">
            <text:p>112,500000</text:p>
          </table:table-cell>
          <table:table-cell table:formula="of:=[.G30]/contentWidth02*100" office:value-type="float" office:value="2.34375" calcext:value-type="float">
            <text:p>2,343750</text:p>
          </table:table-cell>
          <table:table-cell table:formula="of:=[.G30]/rootFontSize*100" office:value-type="float" office:value="112.5" calcext:value-type="float">
            <text:p>112,500000</text:p>
          </table:table-cell>
          <table:table-cell table:formula="of:=[.G30]/rootFontSize" office:value-type="float" office:value="1.125" calcext:value-type="float">
            <text:p>1,125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article</text:p>
          </table:table-cell>
          <table:table-cell office:value-type="string" calcext:value-type="string">
            <text:p>Line-Height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31]/[.I31]*100" office:value-type="float" office:value="150" calcext:value-type="float">
            <text:p>150,000000</text:p>
          </table:table-cell>
          <table:table-cell table:formula="of:=[.G31]/contentWidth02*100" office:value-type="float" office:value="3.125" calcext:value-type="float">
            <text:p>3,125000</text:p>
          </table:table-cell>
          <table:table-cell table:formula="of:=[.G31]/rootFontSize*100" office:value-type="float" office:value="150" calcext:value-type="float">
            <text:p>150,000000</text:p>
          </table:table-cell>
          <table:table-cell table:formula="of:=[.G31]/rootFontSize" office:value-type="float" office:value="1.5" calcext:value-type="float">
            <text:p>1,5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Margin-lef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2]/[.I32]*100" office:value-type="float" office:value="12.5" calcext:value-type="float">
            <text:p>12,500000</text:p>
          </table:table-cell>
          <table:table-cell table:formula="of:=[.G32]/contentWidth02*100" office:value-type="float" office:value="15.625" calcext:value-type="float">
            <text:p>15,625000</text:p>
          </table:table-cell>
          <table:table-cell table:formula="of:=[.G32]/rootFontSize*100" office:value-type="float" office:value="750" calcext:value-type="float">
            <text:p>750,000000</text:p>
          </table:table-cell>
          <table:table-cell table:formula="of:=[.G32]/rootFontSize" office:value-type="float" office:value="7.5" calcext:value-type="float">
            <text:p>7,5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Margin-Righ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3]/[.I33]*100" office:value-type="float" office:value="7.91666666666667" calcext:value-type="float">
            <text:p>7,916667</text:p>
          </table:table-cell>
          <table:table-cell table:formula="of:=[.G33]/contentWidth02*100" office:value-type="float" office:value="9.89583333333333" calcext:value-type="float">
            <text:p>9,895833</text:p>
          </table:table-cell>
          <table:table-cell table:formula="of:=[.G33]/rootFontSize*100" office:value-type="float" office:value="475" calcext:value-type="float">
            <text:p>475,000000</text:p>
          </table:table-cell>
          <table:table-cell table:formula="of:=[.G33]/rootFontSize" office:value-type="float" office:value="4.75" calcext:value-type="float">
            <text:p>4,7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table:style-name="ce15" office:value-type="string" calcext:value-type="string">
            <text:p>.slider-item__figure-container</text:p>
          </table:table-cell>
          <table:table-cell office:value-type="string" calcext:value-type="string">
            <text:p>Width</text:p>
          </table:table-cell>
          <table:table-cell table:style-name="ce22" office:value-type="float" office:value="261" calcext:value-type="float">
            <text:p>261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4]/[.I34]*100" office:value-type="float" office:value="27.1875" calcext:value-type="float">
            <text:p>27,187500</text:p>
          </table:table-cell>
          <table:table-cell table:formula="of:=[.G34]/contentWidth02*100" office:value-type="float" office:value="33.984375" calcext:value-type="float">
            <text:p>33,984375</text:p>
          </table:table-cell>
          <table:table-cell table:formula="of:=[.G34]/rootFontSize*100" office:value-type="float" office:value="1631.25" calcext:value-type="float">
            <text:p>1631,250000</text:p>
          </table:table-cell>
          <table:table-cell table:formula="of:=[.G34]/rootFontSize" office:value-type="float" office:value="16.3125" calcext:value-type="float">
            <text:p>16,312500</text:p>
          </table:table-cell>
          <table:table-cell/>
          <table:table-cell office:value-type="string" calcext:value-type="string">
            <text:p>Slider-item Figure SPA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Heigh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.slider</text:p>
          </table:table-cell>
          <table:table-cell table:style-name="ce32" office:value-type="float" office:value="373" calcext:value-type="float">
            <text:p>373</text:p>
          </table:table-cell>
          <table:table-cell table:formula="of:=[.G35]/[.I35]*100" office:value-type="float" office:value="100" calcext:value-type="float">
            <text:p>100,000000</text:p>
          </table:table-cell>
          <table:table-cell table:formula="of:=[.G35]/contentWidth02*100" office:value-type="float" office:value="48.5677083333333" calcext:value-type="float">
            <text:p>48,567708</text:p>
          </table:table-cell>
          <table:table-cell table:formula="of:=[.G35]/rootFontSize*100" office:value-type="float" office:value="2331.25" calcext:value-type="float">
            <text:p>2331,250000</text:p>
          </table:table-cell>
          <table:table-cell table:formula="of:=[.G35]/rootFontSize" office:value-type="float" office:value="23.3125" calcext:value-type="float">
            <text:p>23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re</text:p>
          </table:table-cell>
          <table:table-cell office:value-type="string" calcext:value-type="string">
            <text:p>Widt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slider-item__figure-container</text:p>
          </table:table-cell>
          <table:table-cell office:value-type="float" office:value="261" calcext:value-type="float">
            <text:p>261</text:p>
          </table:table-cell>
          <table:table-cell table:formula="of:=[.G36]/[.I36]*100" office:value-type="float" office:value="73.1800766283525" calcext:value-type="float">
            <text:p>73,180077</text:p>
          </table:table-cell>
          <table:table-cell table:formula="of:=[.G36]/contentWidth02*100" office:value-type="float" office:value="24.8697916666667" calcext:value-type="float">
            <text:p>24,869792</text:p>
          </table:table-cell>
          <table:table-cell table:formula="of:=[.G36]/rootFontSize*100" office:value-type="float" office:value="1193.75" calcext:value-type="float">
            <text:p>1193,750000</text:p>
          </table:table-cell>
          <table:table-cell table:formula="of:=[.G36]/rootFontSize" office:value-type="float" office:value="11.9375" calcext:value-type="float">
            <text:p>11,937500</text:p>
          </table:table-cell>
          <table:table-cell/>
          <table:table-cell office:value-type="string" calcext:value-type="string">
            <text:p>core iPh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text:span text:style-name="T1">::before</text:span></text:p>
          </table:table-cell>
          <table:table-cell office:value-type="string" calcext:value-type="string">
            <text:p>Wid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slider-item__figure-container</text:p>
          </table:table-cell>
          <table:table-cell office:value-type="float" office:value="261" calcext:value-type="float">
            <text:p>261</text:p>
          </table:table-cell>
          <table:table-cell table:formula="of:=[.G37]/[.I37]*100" office:value-type="float" office:value="43.2950191570881" calcext:value-type="float">
            <text:p>43,295019</text:p>
          </table:table-cell>
          <table:table-cell table:formula="of:=[.G37]/contentWidth02*100" office:value-type="float" office:value="14.7135416666667" calcext:value-type="float">
            <text:p>14,713542</text:p>
          </table:table-cell>
          <table:table-cell table:formula="of:=[.G37]/rootFontSize*100" office:value-type="float" office:value="706.25" calcext:value-type="float">
            <text:p>706,250000</text:p>
          </table:table-cell>
          <table:table-cell table:formula="of:=[.G37]/rootFontSize" office:value-type="float" office:value="7.0625" calcext:value-type="float">
            <text:p>7,062500</text:p>
          </table:table-cell>
          <table:table-cell/>
          <table:table-cell office:value-type="string" calcext:value-type="string">
            <text:p>blurred iPh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Wid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slider-item__figure_core</text:p>
          </table:table-cell>
          <table:table-cell office:value-type="float" office:value="191" calcext:value-type="float">
            <text:p>191</text:p>
          </table:table-cell>
          <table:table-cell table:formula="of:=[.G38]/[.I38]*100" office:value-type="float" office:value="40.3141361256545" calcext:value-type="float">
            <text:p>40,314136</text:p>
          </table:table-cell>
          <table:table-cell table:formula="of:=[.G38]/contentWidth02*100" office:value-type="float" office:value="10.0260416666667" calcext:value-type="float">
            <text:p>10,026042</text:p>
          </table:table-cell>
          <table:table-cell table:formula="of:=[.G38]/rootFontSize*100" office:value-type="float" office:value="481.25" calcext:value-type="float">
            <text:p>481,250000</text:p>
          </table:table-cell>
          <table:table-cell table:formula="of:=[.G38]/rootFontSize" office:value-type="float" office:value="4.8125" calcext:value-type="float">
            <text:p>4,812500</text:p>
          </table:table-cell>
          <table:table-cell/>
          <table:table-cell office:value-type="string" calcext:value-type="string">
            <text:p>Play BUTT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slider-switch</text:p>
          </table:table-cell>
          <table:table-cell office:value-type="string" calcext:value-type="string">
            <text:p>Margin-left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9]/[.I39]*100" office:value-type="float" office:value="73.9583333333333" calcext:value-type="float">
            <text:p>73,958333</text:p>
          </table:table-cell>
          <table:table-cell table:formula="of:=[.G39]/contentWidth02*100" office:value-type="float" office:value="92.4479166666667" calcext:value-type="float">
            <text:p>92,447917</text:p>
          </table:table-cell>
          <table:table-cell table:formula="of:=[.G39]/rootFontSize*100" office:value-type="float" office:value="4437.5" calcext:value-type="float">
            <text:p>4437,500000</text:p>
          </table:table-cell>
          <table:table-cell table:formula="of:=[.G39]/rootFontSize" office:value-type="float" office:value="44.375" calcext:value-type="float">
            <text:p>44,375000</text:p>
          </table:table-cell>
          <table:table-cell/>
          <table:table-cell office:value-type="string" calcext:value-type="string">
            <text:p>Slider“s SWITC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slider-switch</text:p>
          </table:table-cell>
          <table:table-cell office:value-type="string" calcext:value-type="string">
            <text:p>Margin-Righ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40]/[.I40]*100" office:value-type="float" office:value="17.3958333333333" calcext:value-type="float">
            <text:p>17,395833</text:p>
          </table:table-cell>
          <table:table-cell table:formula="of:=[.G40]/contentWidth02*100" office:value-type="float" office:value="21.7447916666667" calcext:value-type="float">
            <text:p>21,744792</text:p>
          </table:table-cell>
          <table:table-cell table:formula="of:=[.G40]/rootFontSize*100" office:value-type="float" office:value="1043.75" calcext:value-type="float">
            <text:p>1043,750000</text:p>
          </table:table-cell>
          <table:table-cell table:formula="of:=[.G40]/rootFontSize" office:value-type="float" office:value="10.4375" calcext:value-type="float">
            <text:p>10,437500</text:p>
          </table:table-cell>
          <table:table-cell/>
          <table:table-cell office:value-type="string" calcext:value-type="string">
            <text:p>Slider“s SWITC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Lef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slider-item__figure_core</text:p>
          </table:table-cell>
          <table:table-cell office:value-type="float" office:value="191" calcext:value-type="float">
            <text:p>191</text:p>
          </table:table-cell>
          <table:table-cell table:formula="of:=[.G41]/[.I41]*100" office:value-type="float" office:value="29.8429319371728" calcext:value-type="float">
            <text:p>29,842932</text:p>
          </table:table-cell>
          <table:table-cell table:formula="of:=[.G41]/contentWidth02*100" office:value-type="float" office:value="7.421875" calcext:value-type="float">
            <text:p>7,421875</text:p>
          </table:table-cell>
          <table:table-cell table:formula="of:=[.G41]/rootFontSize*100" office:value-type="float" office:value="356.25" calcext:value-type="float">
            <text:p>356,250000</text:p>
          </table:table-cell>
          <table:table-cell table:formula="of:=[.G41]/rootFontSize" office:value-type="float" office:value="3.5625" calcext:value-type="float">
            <text:p>3,562500</text:p>
          </table:table-cell>
          <table:table-cell/>
          <table:table-cell office:value-type="string" calcext:value-type="string">
            <text:p>Play BUTTON“s Relative loc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slider-item__figure_core</text:p>
          </table:table-cell>
          <table:table-cell office:value-type="float" office:value="373" calcext:value-type="float">
            <text:p>373</text:p>
          </table:table-cell>
          <table:table-cell table:formula="of:=[.G42]/[.I42]*100" office:value-type="float" office:value="40.2144772117963" calcext:value-type="float">
            <text:p>40,214477</text:p>
          </table:table-cell>
          <table:table-cell table:formula="of:=[.G42]/contentWidth02*100" office:value-type="float" office:value="19.53125" calcext:value-type="float">
            <text:p>19,531250</text:p>
          </table:table-cell>
          <table:table-cell table:formula="of:=[.G42]/rootFontSize*100" office:value-type="float" office:value="937.5" calcext:value-type="float">
            <text:p>937,500000</text:p>
          </table:table-cell>
          <table:table-cell table:formula="of:=[.G42]/rootFontSize" office:value-type="float" office:value="9.375" calcext:value-type="float">
            <text:p>9,375000</text:p>
          </table:table-cell>
          <table:table-cell/>
          <table:table-cell office:value-type="string" calcext:value-type="string">
            <text:p>Play BUTTON“s Relative loc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43]/[.I43]*100" office:value-type="string" office:string-value="" calcext:value-type="error">
            <text:p>#DIV/0!</text:p>
          </table:table-cell>
          <table:table-cell table:formula="of:=[.G43]/contentWidth02*100" office:value-type="float" office:value="0" calcext:value-type="float">
            <text:p>0,000000</text:p>
          </table:table-cell>
          <table:table-cell table:formula="of:=[.G43]/rootFontSize*100" office:value-type="float" office:value="0" calcext:value-type="float">
            <text:p>0,000000</text:p>
          </table:table-cell>
          <table:table-cell table:formula="of:=[.G43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lurbs</text:p>
          </table:table-cell>
          <table:table-cell office:value-type="string" calcext:value-type="string">
            <text:p>Padding-To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 relatively to children <text:span text:style-name="T3">.blurb-item</text:span>&gt;</text:p>
          </table:table-cell>
          <table:table-cell/>
          <table:table-cell table:formula="of:=[.G45]/[.I45]*100" office:value-type="string" office:string-value="" calcext:value-type="error">
            <text:p>#DIV/0!</text:p>
          </table:table-cell>
          <table:table-cell table:formula="of:=[.G45]/contentWidth02*100" office:value-type="float" office:value="10.2864583333333" calcext:value-type="float">
            <text:p>10,286458</text:p>
          </table:table-cell>
          <table:table-cell table:formula="of:=[.G45]/rootFontSize*100" office:value-type="float" office:value="493.75" calcext:value-type="float">
            <text:p>493,750000</text:p>
          </table:table-cell>
          <table:table-cell table:formula="of:=[.G45]/rootFontSize" office:value-type="float" office:value="4.9375" calcext:value-type="float">
            <text:p>4,937500</text:p>
          </table:table-cell>
          <table:table-cell/>
          <table:table-cell office:value-type="string" calcext:value-type="string">
            <text:p>Blurbs definitions …</text:p>
          </table:table-cell>
          <table:table-cell office:value-type="string" calcext:value-type="string">
            <text:p>Padding TOP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Widt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formula="of:=[.G46]/[.I46]*100" office:value-type="float" office:value="28.4375" calcext:value-type="float">
            <text:p>28,437500</text:p>
          </table:table-cell>
          <table:table-cell table:formula="of:=[.G46]/contentWidth02*100" office:value-type="float" office:value="35.546875" calcext:value-type="float">
            <text:p>35,546875</text:p>
          </table:table-cell>
          <table:table-cell table:formula="of:=[.G46]/rootFontSize*100" office:value-type="float" office:value="1706.25" calcext:value-type="float">
            <text:p>1706,250000</text:p>
          </table:table-cell>
          <table:table-cell table:formula="of:=[.G46]/rootFontSize" office:value-type="float" office:value="17.0625" calcext:value-type="float">
            <text:p>17,0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Width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le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style-name="ce40" table:formula="of:=[.G47]/[.I47]*100" office:value-type="float" office:value="1.25" calcext:value-type="float">
            <text:p>1,250000</text:p>
          </table:table-cell>
          <table:table-cell table:formula="of:=[.G47]/contentWidth02*100" office:value-type="float" office:value="1.5625" calcext:value-type="float">
            <text:p>1,562500</text:p>
          </table:table-cell>
          <table:table-cell table:formula="of:=[.G47]/rootFontSize*100" office:value-type="float" office:value="75" calcext:value-type="float">
            <text:p>75,000000</text:p>
          </table:table-cell>
          <table:table-cell table:formula="of:=[.G47]/rootFontSize" office:value-type="float" office:value="0.75" calcext:value-type="float">
            <text:p>0,75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Righ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style-name="ce40" table:formula="of:=[.G48]/[.I48]*100" office:value-type="float" office:value="4.6875" calcext:value-type="float">
            <text:p>4,687500</text:p>
          </table:table-cell>
          <table:table-cell table:formula="of:=[.G48]/contentWidth02*100" office:value-type="float" office:value="5.859375" calcext:value-type="float">
            <text:p>5,859375</text:p>
          </table:table-cell>
          <table:table-cell table:formula="of:=[.G48]/rootFontSize*100" office:value-type="float" office:value="281.25" calcext:value-type="float">
            <text:p>281,250000</text:p>
          </table:table-cell>
          <table:table-cell table:formula="of:=[.G48]/rootFontSize" office:value-type="float" office:value="2.8125" calcext:value-type="float">
            <text:p>2,81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 RIGH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Padding-le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formula="of:=[.G49]/[.I49]*100" office:value-type="float" office:value="5.20833333333333" calcext:value-type="float">
            <text:p>5,208333</text:p>
          </table:table-cell>
          <table:table-cell table:formula="of:=[.G49]/contentWidth02*100" office:value-type="float" office:value="6.51041666666667" calcext:value-type="float">
            <text:p>6,510417</text:p>
          </table:table-cell>
          <table:table-cell table:formula="of:=[.G49]/rootFontSize*100" office:value-type="float" office:value="312.5" calcext:value-type="float">
            <text:p>312,500000</text:p>
          </table:table-cell>
          <table:table-cell table:formula="of:=[.G49]/rootFontSize" office:value-type="float" office:value="3.125" calcext:value-type="float">
            <text:p>3,1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Padding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Bot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 relatively to children <text:span text:style-name="T3">.blurb-item__title</text:span>&gt;</text:p>
          </table:table-cell>
          <table:table-cell office:value-type="float" office:value="16" calcext:value-type="float">
            <text:p>16</text:p>
          </table:table-cell>
          <table:table-cell table:formula="of:=[.G50]/[.I50]*100" office:value-type="float" office:value="62.5" calcext:value-type="float">
            <text:p>62,500000</text:p>
          </table:table-cell>
          <table:table-cell table:formula="of:=[.G50]/contentWidth02*100" office:value-type="float" office:value="1.30208333333333" calcext:value-type="float">
            <text:p>1,302083</text:p>
          </table:table-cell>
          <table:table-cell table:formula="of:=[.G50]/rootFontSize*100" office:value-type="float" office:value="62.5" calcext:value-type="float">
            <text:p>62,500000</text:p>
          </table:table-cell>
          <table:table-cell table:style-name="ce53" table:formula="of:=[.G50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-Bottom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.blurb-item__title</text:p>
          </table:table-cell>
          <table:table-cell office:value-type="string" calcext:value-type="string">
            <text:p>Font-size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1]/[.I51]*100" office:value-type="float" office:value="187.5" calcext:value-type="float">
            <text:p>187,500000</text:p>
          </table:table-cell>
          <table:table-cell table:formula="of:=[.G51]/contentWidth02*100" office:value-type="float" office:value="3.90625" calcext:value-type="float">
            <text:p>3,906250</text:p>
          </table:table-cell>
          <table:table-cell table:formula="of:=[.G51]/rootFontSize*100" office:value-type="float" office:value="187.5" calcext:value-type="float">
            <text:p>187,500000</text:p>
          </table:table-cell>
          <table:table-cell table:formula="of:=[.G51]/rootFontSize" office:value-type="float" office:value="1.875" calcext:value-type="float">
            <text:p>1,87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Title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blurb-item__brief</text:p>
          </table:table-cell>
          <table:table-cell office:value-type="string" calcext:value-type="string">
            <text:p>Font-size</text:p>
          </table:table-cell>
          <table:table-cell office:value-type="float" office:value="16" calcext:value-type="float">
            <text:p>16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2]/[.I52]*100" office:value-type="float" office:value="100" calcext:value-type="float">
            <text:p>100,000000</text:p>
          </table:table-cell>
          <table:table-cell table:formula="of:=[.G52]/contentWidth02*100" office:value-type="float" office:value="2.08333333333333" calcext:value-type="float">
            <text:p>2,083333</text:p>
          </table:table-cell>
          <table:table-cell table:formula="of:=[.G52]/rootFontSize*100" office:value-type="float" office:value="100" calcext:value-type="float">
            <text:p>100,000000</text:p>
          </table:table-cell>
          <table:table-cell table:formula="of:=[.G52]/rootFontSize" office:value-type="float" office:value="1" calcext:value-type="float">
            <text:p>1,00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blurb-item__brief</text:p>
          </table:table-cell>
          <table:table-cell office:value-type="string" calcext:value-type="string">
            <text:p>Height</text:p>
          </table:table-cell>
          <table:table-cell office:value-type="float" office:value="121" calcext:value-type="float">
            <text:p>121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3]/[.I53]*100" office:value-type="float" office:value="756.25" calcext:value-type="float">
            <text:p>756,250000</text:p>
          </table:table-cell>
          <table:table-cell table:formula="of:=[.G53]/contentWidth02*100" office:value-type="float" office:value="15.7552083333333" calcext:value-type="float">
            <text:p>15,755208</text:p>
          </table:table-cell>
          <table:table-cell table:formula="of:=[.G53]/rootFontSize*100" office:value-type="float" office:value="756.25" calcext:value-type="float">
            <text:p>756,250000</text:p>
          </table:table-cell>
          <table:table-cell table:style-name="ce53" table:formula="of:=[.G53]/rootFontSize" office:value-type="float" office:value="7.5625" calcext:value-type="float">
            <text:p>7,5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Heigh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Margin-lef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blurb-item__brief</text:p>
          </table:table-cell>
          <table:table-cell office:value-type="float" office:value="230" calcext:value-type="float">
            <text:p>230</text:p>
          </table:table-cell>
          <table:table-cell table:formula="of:=[.G54]/[.I54]*100" office:value-type="float" office:value="70" calcext:value-type="float">
            <text:p>70,000000</text:p>
          </table:table-cell>
          <table:table-cell table:formula="of:=[.G54]/contentWidth02*100" office:value-type="float" office:value="20.9635416666667" calcext:value-type="float">
            <text:p>20,963542</text:p>
          </table:table-cell>
          <table:table-cell table:formula="of:=[.G54]/rootFontSize*100" office:value-type="float" office:value="1006.25" calcext:value-type="float">
            <text:p>1006,250000</text:p>
          </table:table-cell>
          <table:table-cell table:style-name="ce53" table:formula="of:=[.G54]/rootFontSize" office:value-type="float" office:value="10.0625" calcext:value-type="float">
            <text:p>10,0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Margin-Top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5]/[.I55]*100" office:value-type="float" office:value="125" calcext:value-type="float">
            <text:p>125,000000</text:p>
          </table:table-cell>
          <table:table-cell table:formula="of:=[.G55]/contentWidth02*100" office:value-type="float" office:value="2.60416666666667" calcext:value-type="float">
            <text:p>2,604167</text:p>
          </table:table-cell>
          <table:table-cell table:formula="of:=[.G55]/rootFontSize*100" office:value-type="float" office:value="125" calcext:value-type="float">
            <text:p>125,000000</text:p>
          </table:table-cell>
          <table:table-cell table:style-name="ce53" table:formula="of:=[.G55]/rootFontSize" office:value-type="float" office:value="1.25" calcext:value-type="float">
            <text:p>1,25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Font-size</text:p>
          </table:table-cell>
          <table:table-cell office:value-type="float" office:value="18" calcext:value-type="float">
            <text:p>1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56]/[.I56]*100" office:value-type="float" office:value="112.5" calcext:value-type="float">
            <text:p>112,500000</text:p>
          </table:table-cell>
          <table:table-cell table:formula="of:=[.G56]/contentWidth02*100" office:value-type="float" office:value="2.34375" calcext:value-type="float">
            <text:p>2,343750</text:p>
          </table:table-cell>
          <table:table-cell table:formula="of:=[.G56]/rootFontSize*100" office:value-type="float" office:value="112.5" calcext:value-type="float">
            <text:p>112,500000</text:p>
          </table:table-cell>
          <table:table-cell table:style-name="ce53" table:formula="of:=[.G56]/rootFontSize" office:value-type="float" office:value="1.125" calcext:value-type="float">
            <text:p>1,1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57]/[.I57]*100" office:value-type="string" office:string-value="" calcext:value-type="error">
            <text:p>#DIV/0!</text:p>
          </table:table-cell>
          <table:table-cell table:formula="of:=[.G57]/contentWidth02*100" office:value-type="float" office:value="0" calcext:value-type="float">
            <text:p>0,000000</text:p>
          </table:table-cell>
          <table:table-cell table:formula="of:=[.G57]/rootFontSize*100" office:value-type="float" office:value="0" calcext:value-type="float">
            <text:p>0,000000</text:p>
          </table:table-cell>
          <table:table-cell table:formula="of:=[.G57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58]/[.I58]*100" office:value-type="string" office:string-value="" calcext:value-type="error">
            <text:p>#DIV/0!</text:p>
          </table:table-cell>
          <table:table-cell table:formula="of:=[.G58]/contentWidth02*100" office:value-type="float" office:value="0" calcext:value-type="float">
            <text:p>0,000000</text:p>
          </table:table-cell>
          <table:table-cell table:formula="of:=[.G58]/rootFontSize*100" office:value-type="float" office:value="0" calcext:value-type="float">
            <text:p>0,000000</text:p>
          </table:table-cell>
          <table:table-cell table:formula="of:=[.G58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content-01</text:p>
          </table:table-cell>
          <table:table-cell office:value-type="string" calcext:value-type="string">
            <text:p>Padding-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relatively to children <text:span text:style-name="T3">.testimonials</text:span>&gt;</text:p>
          </table:table-cell>
          <table:table-cell office:value-type="float" office:value="16" calcext:value-type="float">
            <text:p>16</text:p>
          </table:table-cell>
          <table:table-cell table:formula="of:=[.G59]/[.I59]*100" office:value-type="float" office:value="625" calcext:value-type="float">
            <text:p>625,000000</text:p>
          </table:table-cell>
          <table:table-cell table:formula="of:=[.G59]/contentWidth02*100" office:value-type="float" office:value="13.0208333333333" calcext:value-type="float">
            <text:p>13,020833</text:p>
          </table:table-cell>
          <table:table-cell table:formula="of:=[.G59]/rootFontSize*100" office:value-type="float" office:value="625" calcext:value-type="float">
            <text:p>625,000000</text:p>
          </table:table-cell>
          <table:table-cell table:style-name="ce53" table:formula="of:=[.G59]/rootFontSize" office:value-type="float" office:value="6.25" calcext:value-type="float">
            <text:p>6,250000</text:p>
          </table:table-cell>
          <table:table-cell/>
          <table:table-cell office:value-type="string" calcext:value-type="string">
            <text:p>Content-01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content-01</text:p>
          </table:table-cell>
          <table:table-cell office:value-type="string" calcext:value-type="string">
            <text:p>Padding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 relatively to children <text:span text:style-name="T3">.testimonials</text:span>&gt;</text:p>
          </table:table-cell>
          <table:table-cell office:value-type="float" office:value="16" calcext:value-type="float">
            <text:p>16</text:p>
          </table:table-cell>
          <table:table-cell table:formula="of:=[.G60]/[.I60]*100" office:value-type="float" office:value="143.75" calcext:value-type="float">
            <text:p>143,750000</text:p>
          </table:table-cell>
          <table:table-cell table:formula="of:=[.G60]/contentWidth02*100" office:value-type="float" office:value="2.99479166666667" calcext:value-type="float">
            <text:p>2,994792</text:p>
          </table:table-cell>
          <table:table-cell table:formula="of:=[.G60]/rootFontSize*100" office:value-type="float" office:value="143.75" calcext:value-type="float">
            <text:p>143,750000</text:p>
          </table:table-cell>
          <table:table-cell table:style-name="ce53" table:formula="of:=[.G60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Content-01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61]/[.I61]*100" office:value-type="string" office:string-value="" calcext:value-type="error">
            <text:p>#DIV/0!</text:p>
          </table:table-cell>
          <table:table-cell table:formula="of:=[.G61]/contentWidth02*100" office:value-type="float" office:value="0" calcext:value-type="float">
            <text:p>0,000000</text:p>
          </table:table-cell>
          <table:table-cell table:formula="of:=[.G61]/rootFontSize*100" office:value-type="float" office:value="0" calcext:value-type="float">
            <text:p>0,000000</text:p>
          </table:table-cell>
          <table:table-cell table:formula="of:=[.G61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Margin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2]/[.I62]*100" office:value-type="float" office:value="2.39583333333333" calcext:value-type="float">
            <text:p>2,395833</text:p>
          </table:table-cell>
          <table:table-cell table:formula="of:=[.G62]/contentWidth02*100" office:value-type="float" office:value="2.99479166666667" calcext:value-type="float">
            <text:p>2,994792</text:p>
          </table:table-cell>
          <table:table-cell table:formula="of:=[.G62]/rootFontSize*100" office:value-type="float" office:value="143.75" calcext:value-type="float">
            <text:p>143,750000</text:p>
          </table:table-cell>
          <table:table-cell table:formula="of:=[.G62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Testimonials“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Margin-Rig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3]/[.I63]*100" office:value-type="float" office:value="2.70833333333333" calcext:value-type="float">
            <text:p>2,708333</text:p>
          </table:table-cell>
          <table:table-cell table:formula="of:=[.G63]/contentWidth02*100" office:value-type="float" office:value="3.38541666666667" calcext:value-type="float">
            <text:p>3,385417</text:p>
          </table:table-cell>
          <table:table-cell table:formula="of:=[.G63]/rootFontSize*100" office:value-type="float" office:value="162.5" calcext:value-type="float">
            <text:p>162,500000</text:p>
          </table:table-cell>
          <table:table-cell table:formula="of:=[.G63]/rootFontSize" office:value-type="float" office:value="1.625" calcext:value-type="float">
            <text:p>1,625000</text:p>
          </table:table-cell>
          <table:table-cell/>
          <table:table-cell office:value-type="string" calcext:value-type="string">
            <text:p>Testimonials“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Wid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4]/[.I64]*100" office:value-type="float" office:value="44.4791666666667" calcext:value-type="float">
            <text:p>44,479167</text:p>
          </table:table-cell>
          <table:table-cell table:formula="of:=[.G64]/contentWidth02*100" office:value-type="float" office:value="55.5989583333333" calcext:value-type="float">
            <text:p>55,598958</text:p>
          </table:table-cell>
          <table:table-cell table:formula="of:=[.G64]/rootFontSize*100" office:value-type="float" office:value="2668.75" calcext:value-type="float">
            <text:p>2668,750000</text:p>
          </table:table-cell>
          <table:table-cell table:formula="of:=[.G64]/rootFontSize" office:value-type="float" office:value="26.6875" calcext:value-type="float">
            <text:p>26,687500</text:p>
          </table:table-cell>
          <table:table-cell/>
          <table:table-cell office:value-type="string" calcext:value-type="string">
            <text:p>Testimonials“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Height</text:p>
          </table:table-cell>
          <table:table-cell office:value-type="float" office:value="272" calcext:value-type="float">
            <text:p>272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65]/[.I65]*100" office:value-type="float" office:value="1700" calcext:value-type="float">
            <text:p>1700,000000</text:p>
          </table:table-cell>
          <table:table-cell table:formula="of:=[.G65]/contentWidth02*100" office:value-type="float" office:value="35.4166666666667" calcext:value-type="float">
            <text:p>35,416667</text:p>
          </table:table-cell>
          <table:table-cell table:formula="of:=[.G65]/rootFontSize*100" office:value-type="float" office:value="1700" calcext:value-type="float">
            <text:p>1700,000000</text:p>
          </table:table-cell>
          <table:table-cell table:style-name="ce53" table:formula="of:=[.G65]/rootFontSize" office:value-type="float" office:value="17" calcext:value-type="float">
            <text:p>17,000000</text:p>
          </table:table-cell>
          <table:table-cell/>
          <table:table-cell office:value-type="string" calcext:value-type="string">
            <text:p>Testimonials“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T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 relatively to children <text:span text:style-name="T3">.testimonial</text:span>&gt;</text:p>
          </table:table-cell>
          <table:table-cell office:value-type="float" office:value="16" calcext:value-type="float">
            <text:p>16</text:p>
          </table:table-cell>
          <table:table-cell table:formula="of:=[.G67]/[.I67]*100" office:value-type="float" office:value="200" calcext:value-type="float">
            <text:p>200,000000</text:p>
          </table:table-cell>
          <table:table-cell table:formula="of:=[.G67]/contentWidth02*100" office:value-type="float" office:value="4.16666666666667" calcext:value-type="float">
            <text:p>4,166667</text:p>
          </table:table-cell>
          <table:table-cell table:formula="of:=[.G67]/rootFontSize*100" office:value-type="float" office:value="200" calcext:value-type="float">
            <text:p>200,000000</text:p>
          </table:table-cell>
          <table:table-cell table:style-name="ce53" table:formula="of:=[.G67]/rootFontSize" office:value-type="float" office:value="2" calcext:value-type="float">
            <text:p>2,000000</text:p>
          </table:table-cell>
          <table:table-cell/>
          <table:table-cell office:value-type="string" calcext:value-type="string">
            <text:p>Testimonial-List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Lef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 relatively to children <text:span text:style-name="T3">.testimonial</text:span>&gt; = Static</text:p>
          </table:table-cell>
          <table:table-cell office:value-type="float" office:value="16" calcext:value-type="float">
            <text:p>16</text:p>
          </table:table-cell>
          <table:table-cell table:formula="of:=[.G68]/[.I68]*100" office:value-type="float" office:value="243.75" calcext:value-type="float">
            <text:p>243,750000</text:p>
          </table:table-cell>
          <table:table-cell table:formula="of:=[.G68]/contentWidth02*100" office:value-type="float" office:value="5.078125" calcext:value-type="float">
            <text:p>5,078125</text:p>
          </table:table-cell>
          <table:table-cell table:formula="of:=[.G68]/rootFontSize*100" office:value-type="float" office:value="243.75" calcext:value-type="float">
            <text:p>243,750000</text:p>
          </table:table-cell>
          <table:table-cell table:style-name="ce53" table:formula="of:=[.G68]/rootFontSize" office:value-type="float" office:value="2.4375" calcext:value-type="float">
            <text:p>2,43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Lef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69]/[.I69]*100" office:value-type="float" office:value="9.13348946135831" calcext:value-type="float">
            <text:p>9,133489</text:p>
          </table:table-cell>
          <table:table-cell table:formula="of:=[.G69]/contentWidth02*100" office:value-type="float" office:value="5.078125" calcext:value-type="float">
            <text:p>5,078125</text:p>
          </table:table-cell>
          <table:table-cell table:formula="of:=[.G69]/rootFontSize*100" office:value-type="float" office:value="243.75" calcext:value-type="float">
            <text:p>243,750000</text:p>
          </table:table-cell>
          <table:table-cell table:style-name="ce53" table:formula="of:=[.G69]/rootFontSize" office:value-type="float" office:value="2.4375" calcext:value-type="float">
            <text:p>2,43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Righ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70]/[.I70]*100" office:value-type="float" office:value="8.19672131147541" calcext:value-type="float">
            <text:p>8,196721</text:p>
          </table:table-cell>
          <table:table-cell table:formula="of:=[.G70]/contentWidth02*100" office:value-type="float" office:value="4.55729166666667" calcext:value-type="float">
            <text:p>4,557292</text:p>
          </table:table-cell>
          <table:table-cell table:formula="of:=[.G70]/rootFontSize*100" office:value-type="float" office:value="218.75" calcext:value-type="float">
            <text:p>218,750000</text:p>
          </table:table-cell>
          <table:table-cell table:style-name="ce53" table:formula="of:=[.G70]/rootFontSize" office:value-type="float" office:value="2.1875" calcext:value-type="float">
            <text:p>2,18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Bott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71]/[.I71]*100" office:value-type="float" office:value="8.89929742388759" calcext:value-type="float">
            <text:p>8,899297</text:p>
          </table:table-cell>
          <table:table-cell table:formula="of:=[.G71]/contentWidth02*100" office:value-type="float" office:value="4.94791666666667" calcext:value-type="float">
            <text:p>4,947917</text:p>
          </table:table-cell>
          <table:table-cell table:formula="of:=[.G71]/rootFontSize*100" office:value-type="float" office:value="237.5" calcext:value-type="float">
            <text:p>237,500000</text:p>
          </table:table-cell>
          <table:table-cell table:style-name="ce53" table:formula="of:=[.G71]/rootFontSize" office:value-type="float" office:value="2.375" calcext:value-type="float">
            <text:p>2,3750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div</text:p>
          </table:table-cell>
          <table:table-cell table:style-name="ce15" office:value-type="string" calcext:value-type="string">
            <text:p>.testimonial-item_icon<text:span text:style-name="T2">::before</text:span></text:p>
          </table:table-cell>
          <table:table-cell office:value-type="string" calcext:value-type="string">
            <text:p>Width</text:p>
          </table:table-cell>
          <table:table-cell office:value-type="float" office:value="49" calcext:value-type="float">
            <text:p>49</text:p>
          </table:table-cell>
          <table:table-cell table:style-name="ce29" office:value-type="string" calcext:value-type="string">
            <text:p>.testimonial-item</text:p>
          </table:table-cell>
          <table:table-cell office:value-type="float" office:value="353" calcext:value-type="float">
            <text:p>353</text:p>
          </table:table-cell>
          <table:table-cell table:style-name="ce41" table:formula="of:=[.G72]/[.I72]*100" office:value-type="float" office:value="13.8810198300283" calcext:value-type="float">
            <text:p>13,881020</text:p>
          </table:table-cell>
          <table:table-cell table:formula="of:=[.G72]/contentWidth02*100" office:value-type="float" office:value="6.38020833333333" calcext:value-type="float">
            <text:p>6,380208</text:p>
          </table:table-cell>
          <table:table-cell table:formula="of:=[.G72]/rootFontSize*100" office:value-type="float" office:value="306.25" calcext:value-type="float">
            <text:p>306,250000</text:p>
          </table:table-cell>
          <table:table-cell table:style-name="ce53" table:formula="of:=[.G72]/rootFontSize" office:value-type="float" office:value="3.0625" calcext:value-type="float">
            <text:p>3,062500</text:p>
          </table:table-cell>
          <table:table-cell/>
          <table:table-cell office:value-type="string" calcext:value-type="string">
            <text:p>Testimonial-Item_icon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testimonial-switch</text:p>
          </table:table-cell>
          <table:table-cell office:value-type="string" calcext:value-type="string">
            <text:p>Margin-lef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style-name="ce41" table:formula="of:=[.G74]/[.I74]*100" office:value-type="float" office:value="39.8126463700234" calcext:value-type="float">
            <text:p>39,812646</text:p>
          </table:table-cell>
          <table:table-cell table:formula="of:=[.G74]/contentWidth02*100" office:value-type="float" office:value="22.1354166666667" calcext:value-type="float">
            <text:p>22,135417</text:p>
          </table:table-cell>
          <table:table-cell table:formula="of:=[.G74]/rootFontSize*100" office:value-type="float" office:value="1062.5" calcext:value-type="float">
            <text:p>1062,500000</text:p>
          </table:table-cell>
          <table:table-cell table:style-name="ce53" table:formula="of:=[.G74]/rootFontSize" office:value-type="float" office:value="10.625" calcext:value-type="float">
            <text:p>10,625000</text:p>
          </table:table-cell>
          <table:table-cell/>
          <table:table-cell office:value-type="string" calcext:value-type="string">
            <text:p>Testimonial-Switch“ Marg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testimonial-switch</text:p>
          </table:table-cell>
          <table:table-cell office:value-type="string" calcext:value-type="string">
            <text:p>Width</text:p>
          </table:table-cell>
          <table:table-cell office:value-type="float" office:value="19" calcext:value-type="float">
            <text:p>19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style-name="ce42" table:formula="of:=[.G75]/[.I75]*100" office:value-type="float" office:value="118.75" calcext:value-type="float">
            <text:p>118,750000</text:p>
          </table:table-cell>
          <table:table-cell table:formula="of:=[.G75]/contentWidth02*100" office:value-type="float" office:value="2.47395833333333" calcext:value-type="float">
            <text:p>2,473958</text:p>
          </table:table-cell>
          <table:table-cell table:formula="of:=[.G75]/rootFontSize*100" office:value-type="float" office:value="118.75" calcext:value-type="float">
            <text:p>118,750000</text:p>
          </table:table-cell>
          <table:table-cell table:style-name="ce53" table:formula="of:=[.G75]/rootFontSize" office:value-type="float" office:value="1.1875" calcext:value-type="float">
            <text:p>1,187500</text:p>
          </table:table-cell>
          <table:table-cell/>
          <table:table-cell office:value-type="string" calcext:value-type="string">
            <text:p>Testimonial-Switch“ Margn-Left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T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 relatively to children <text:span text:style-name="T3">.blog__title</text:span>&gt;</text:p>
          </table:table-cell>
          <table:table-cell office:value-type="float" office:value="16" calcext:value-type="float">
            <text:p>16</text:p>
          </table:table-cell>
          <table:table-cell table:formula="of:=[.G78]/[.I78]*100" office:value-type="float" office:value="200" calcext:value-type="float">
            <text:p>200,000000</text:p>
          </table:table-cell>
          <table:table-cell table:formula="of:=[.G78]/contentWidth02*100" office:value-type="float" office:value="4.16666666666667" calcext:value-type="float">
            <text:p>4,166667</text:p>
          </table:table-cell>
          <table:table-cell table:formula="of:=[.G78]/rootFontSize*100" office:value-type="float" office:value="200" calcext:value-type="float">
            <text:p>200,000000</text:p>
          </table:table-cell>
          <table:table-cell table:style-name="ce53" table:formula="of:=[.G78]/rootFontSize" office:value-type="float" office:value="2" calcext:value-type="float">
            <text:p>2,000000</text:p>
          </table:table-cell>
          <table:table-cell/>
          <table:table-cell office:value-type="string" calcext:value-type="string">
            <text:p>Blog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Le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 relatively to children <text:span text:style-name="T3">.blog__title</text:span>&gt; = Static</text:p>
          </table:table-cell>
          <table:table-cell office:value-type="float" office:value="16" calcext:value-type="float">
            <text:p>16</text:p>
          </table:table-cell>
          <table:table-cell table:formula="of:=[.G79]/[.I79]*100" office:value-type="float" office:value="62.5" calcext:value-type="float">
            <text:p>62,500000</text:p>
          </table:table-cell>
          <table:table-cell table:formula="of:=[.G79]/contentWidth02*100" office:value-type="float" office:value="1.30208333333333" calcext:value-type="float">
            <text:p>1,302083</text:p>
          </table:table-cell>
          <table:table-cell table:formula="of:=[.G79]/rootFontSize*100" office:value-type="float" office:value="62.5" calcext:value-type="float">
            <text:p>62,500000</text:p>
          </table:table-cell>
          <table:table-cell table:style-name="ce53" table:formula="of:=[.G79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og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Le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0]/[.I80]*100" office:value-type="float" office:value="1.04166666666667" calcext:value-type="float">
            <text:p>1,041667</text:p>
          </table:table-cell>
          <table:table-cell table:formula="of:=[.G80]/contentWidth02*100" office:value-type="float" office:value="1.30208333333333" calcext:value-type="float">
            <text:p>1,302083</text:p>
          </table:table-cell>
          <table:table-cell table:formula="of:=[.G80]/rootFontSize*100" office:value-type="float" office:value="62.5" calcext:value-type="float">
            <text:p>62,500000</text:p>
          </table:table-cell>
          <table:table-cell table:style-name="ce53" table:formula="of:=[.G80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og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Margin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1]/[.I81]*100" office:value-type="float" office:value="2.39583333333333" calcext:value-type="float">
            <text:p>2,395833</text:p>
          </table:table-cell>
          <table:table-cell table:formula="of:=[.G81]/contentWidth02*100" office:value-type="float" office:value="2.99479166666667" calcext:value-type="float">
            <text:p>2,994792</text:p>
          </table:table-cell>
          <table:table-cell table:formula="of:=[.G81]/rootFontSize*100" office:value-type="float" office:value="143.75" calcext:value-type="float">
            <text:p>143,750000</text:p>
          </table:table-cell>
          <table:table-cell table:style-name="ce53" table:formula="of:=[.G81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Blog“s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Widt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2]/[.I82]*100" office:value-type="float" office:value="46.875" calcext:value-type="float">
            <text:p>46,875000</text:p>
          </table:table-cell>
          <table:table-cell table:formula="of:=[.G82]/contentWidth02*100" office:value-type="float" office:value="58.59375" calcext:value-type="float">
            <text:p>58,593750</text:p>
          </table:table-cell>
          <table:table-cell table:formula="of:=[.G82]/rootFontSize*100" office:value-type="float" office:value="2812.5" calcext:value-type="float">
            <text:p>2812,500000</text:p>
          </table:table-cell>
          <table:table-cell table:style-name="ce53" table:formula="of:=[.G82]/rootFontSize" office:value-type="float" office:value="28.125" calcext:value-type="float">
            <text:p>28,125000</text:p>
          </table:table-cell>
          <table:table-cell/>
          <table:table-cell office:value-type="string" calcext:value-type="string">
            <text:p>Blog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.blog__title</text:p>
          </table:table-cell>
          <table:table-cell office:value-type="string" calcext:value-type="string">
            <text:p>Margin-Bottom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style-name="ce42" table:formula="of:=[.G84]/[.I84]*100" office:value-type="float" office:value="31.25" calcext:value-type="float">
            <text:p>31,250000</text:p>
          </table:table-cell>
          <table:table-cell table:formula="of:=[.G84]/contentWidth02*100" office:value-type="float" office:value="0.651041666666667" calcext:value-type="float">
            <text:p>0,651042</text:p>
          </table:table-cell>
          <table:table-cell table:formula="of:=[.G84]/rootFontSize*100" office:value-type="float" office:value="31.25" calcext:value-type="float">
            <text:p>31,250000</text:p>
          </table:table-cell>
          <table:table-cell table:style-name="ce53" table:formula="of:=[.G84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Blog“s Title Margin-Bott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7"/>
          <table:table-cell/>
          <table:table-cell table:style-name="ce42"/>
          <table:table-cell table:number-columns-repeated="2"/>
          <table:table-cell table:style-name="ce5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blog__list-item</text:p>
          </table:table-cell>
          <table:table-cell office:value-type="string" calcext:value-type="string">
            <text:p>Padding-Lef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blog__list-item</text:p>
          </table:table-cell>
          <table:table-cell office:value-type="float" office:value="440" calcext:value-type="float">
            <text:p>440</text:p>
          </table:table-cell>
          <table:table-cell table:style-name="ce42" table:formula="of:=[.G86]/[.I86]*100" office:value-type="float" office:value="15.4545454545455" calcext:value-type="float">
            <text:p>15,454545</text:p>
          </table:table-cell>
          <table:table-cell table:formula="of:=[.G86]/contentWidth02*100" office:value-type="float" office:value="8.85416666666667" calcext:value-type="float">
            <text:p>8,854167</text:p>
          </table:table-cell>
          <table:table-cell table:formula="of:=[.G86]/rootFontSize*100" office:value-type="float" office:value="425" calcext:value-type="float">
            <text:p>425,000000</text:p>
          </table:table-cell>
          <table:table-cell table:style-name="ce53" table:formula="of:=[.G86]/rootFontSize" office:value-type="float" office:value="4.25" calcext:value-type="float">
            <text:p>4,250000</text:p>
          </table:table-cell>
          <table:table-cell/>
          <table:table-cell office:value-type="string" calcext:value-type="string">
            <text:p>Blog“s Title Margin-Bottom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billabong</text:p>
          </table:table-cell>
          <table:table-cell office:value-type="string" calcext:value-type="string">
            <text:p>Wid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88]/[.I88]*100" office:value-type="float" office:value="7.1875" calcext:value-type="float">
            <text:p>7,187500</text:p>
          </table:table-cell>
          <table:table-cell table:formula="of:=[.G88]/contentWidth02*100" office:value-type="float" office:value="8.984375" calcext:value-type="float">
            <text:p>8,984375</text:p>
          </table:table-cell>
          <table:table-cell table:formula="of:=[.G88]/rootFontSize*100" office:value-type="float" office:value="431.25" calcext:value-type="float">
            <text:p>431,250000</text:p>
          </table:table-cell>
          <table:table-cell table:style-name="ce53" table:formula="of:=[.G88]/rootFontSize" office:value-type="float" office:value="4.3125" calcext:value-type="float">
            <text:p>4,312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dolce-gabana</text:p>
          </table:table-cell>
          <table:table-cell office:value-type="string" calcext:value-type="string">
            <text:p>Wid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89]/[.I89]*100" office:value-type="float" office:value="7.5" calcext:value-type="float">
            <text:p>7,500000</text:p>
          </table:table-cell>
          <table:table-cell table:formula="of:=[.G89]/contentWidth02*100" office:value-type="float" office:value="9.375" calcext:value-type="float">
            <text:p>9,375000</text:p>
          </table:table-cell>
          <table:table-cell table:formula="of:=[.G89]/rootFontSize*100" office:value-type="float" office:value="450" calcext:value-type="float">
            <text:p>450,000000</text:p>
          </table:table-cell>
          <table:table-cell table:style-name="ce53" table:formula="of:=[.G89]/rootFontSize" office:value-type="float" office:value="4.5" calcext:value-type="float">
            <text:p>4,5000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element</text:p>
          </table:table-cell>
          <table:table-cell office:value-type="string" calcext:value-type="string">
            <text:p>Wid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0]/[.I90]*100" office:value-type="float" office:value="6.77083333333333" calcext:value-type="float">
            <text:p>6,770833</text:p>
          </table:table-cell>
          <table:table-cell table:formula="of:=[.G90]/contentWidth02*100" office:value-type="float" office:value="8.46354166666667" calcext:value-type="float">
            <text:p>8,463542</text:p>
          </table:table-cell>
          <table:table-cell table:formula="of:=[.G90]/rootFontSize*100" office:value-type="float" office:value="406.25" calcext:value-type="float">
            <text:p>406,250000</text:p>
          </table:table-cell>
          <table:table-cell table:style-name="ce53" table:formula="of:=[.G90]/rootFontSize" office:value-type="float" office:value="4.0625" calcext:value-type="float">
            <text:p>4,062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element</text:p>
          </table:table-cell>
          <table:table-cell office:value-type="string" calcext:value-type="string">
            <text:p>Margin-Righ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1]/[.I91]*100" office:value-type="float" office:value="7.8125" calcext:value-type="float">
            <text:p>7,812500</text:p>
          </table:table-cell>
          <table:table-cell table:formula="of:=[.G91]/contentWidth02*100" office:value-type="float" office:value="9.765625" calcext:value-type="float">
            <text:p>9,765625</text:p>
          </table:table-cell>
          <table:table-cell table:formula="of:=[.G91]/rootFontSize*100" office:value-type="float" office:value="468.75" calcext:value-type="float">
            <text:p>468,750000</text:p>
          </table:table-cell>
          <table:table-cell table:style-name="ce53" table:formula="of:=[.G91]/rootFontSize" office:value-type="float" office:value="4.6875" calcext:value-type="float">
            <text:p>4,68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awesome</text:p>
          </table:table-cell>
          <table:table-cell office:value-type="string" calcext:value-type="string">
            <text:p>Wid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2]/[.I92]*100" office:value-type="float" office:value="5.20833333333333" calcext:value-type="float">
            <text:p>5,208333</text:p>
          </table:table-cell>
          <table:table-cell table:formula="of:=[.G92]/contentWidth02*100" office:value-type="float" office:value="6.51041666666667" calcext:value-type="float">
            <text:p>6,510417</text:p>
          </table:table-cell>
          <table:table-cell table:formula="of:=[.G92]/rootFontSize*100" office:value-type="float" office:value="312.5" calcext:value-type="float">
            <text:p>312,500000</text:p>
          </table:table-cell>
          <table:table-cell table:style-name="ce53" table:formula="of:=[.G92]/rootFontSize" office:value-type="float" office:value="3.125" calcext:value-type="float">
            <text:p>3,1250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rvca</text:p>
          </table:table-cell>
          <table:table-cell office:value-type="string" calcext:value-type="string">
            <text:p>Widt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3]/[.I93]*100" office:value-type="float" office:value="10.7291666666667" calcext:value-type="float">
            <text:p>10,729167</text:p>
          </table:table-cell>
          <table:table-cell table:formula="of:=[.G93]/contentWidth02*100" office:value-type="float" office:value="13.4114583333333" calcext:value-type="float">
            <text:p>13,411458</text:p>
          </table:table-cell>
          <table:table-cell table:formula="of:=[.G93]/rootFontSize*100" office:value-type="float" office:value="643.75" calcext:value-type="float">
            <text:p>643,750000</text:p>
          </table:table-cell>
          <table:table-cell table:style-name="ce53" table:formula="of:=[.G93]/rootFontSize" office:value-type="float" office:value="6.4375" calcext:value-type="float">
            <text:p>6,43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vonzipper</text:p>
          </table:table-cell>
          <table:table-cell office:value-type="string" calcext:value-type="string">
            <text:p>Wid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4]/[.I94]*100" office:value-type="float" office:value="7.8125" calcext:value-type="float">
            <text:p>7,812500</text:p>
          </table:table-cell>
          <table:table-cell table:formula="of:=[.G94]/contentWidth02*100" office:value-type="float" office:value="9.765625" calcext:value-type="float">
            <text:p>9,765625</text:p>
          </table:table-cell>
          <table:table-cell table:formula="of:=[.G94]/rootFontSize*100" office:value-type="float" office:value="468.75" calcext:value-type="float">
            <text:p>468,750000</text:p>
          </table:table-cell>
          <table:table-cell table:style-name="ce53" table:formula="of:=[.G94]/rootFontSize" office:value-type="float" office:value="4.6875" calcext:value-type="float">
            <text:p>4,68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menu_footer</text:p>
          </table:table-cell>
          <table:table-cell office:value-type="string" calcext:value-type="string">
            <text:p>Width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.footer-1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7]/[.I97]*100" office:value-type="float" office:value="57.2916666666667" calcext:value-type="float">
            <text:p>57,291667</text:p>
          </table:table-cell>
          <table:table-cell table:formula="of:=[.G97]/contentWidth02*100" office:value-type="float" office:value="71.6145833333333" calcext:value-type="float">
            <text:p>71,614583</text:p>
          </table:table-cell>
          <table:table-cell table:formula="of:=[.G97]/rootFontSize*100" office:value-type="float" office:value="3437.5" calcext:value-type="float">
            <text:p>3437,500000</text:p>
          </table:table-cell>
          <table:table-cell table:style-name="ce53" table:formula="of:=[.G97]/rootFontSize" office:value-type="float" office:value="34.375" calcext:value-type="float">
            <text:p>34,375000</text:p>
          </table:table-cell>
          <table:table-cell/>
          <table:table-cell office:value-type="string" calcext:value-type="string">
            <text:p>Footer-1st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footer</text:p>
          </table:table-cell>
          <table:table-cell office:value-type="string" calcext:value-type="string">
            <text:p>Margin-Rig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menu_footer</text:p>
          </table:table-cell>
          <table:table-cell office:value-type="float" office:value="550" calcext:value-type="float">
            <text:p>550</text:p>
          </table:table-cell>
          <table:table-cell table:style-name="ce41" table:formula="of:=[.G98]/[.I98]*100" office:value-type="float" office:value="5.45454545454545" calcext:value-type="float">
            <text:p>5,454545</text:p>
          </table:table-cell>
          <table:table-cell table:formula="of:=[.G98]/contentWidth02*100" office:value-type="float" office:value="3.90625" calcext:value-type="float">
            <text:p>3,906250</text:p>
          </table:table-cell>
          <table:table-cell table:formula="of:=[.G98]/rootFontSize*100" office:value-type="float" office:value="187.5" calcext:value-type="float">
            <text:p>187,500000</text:p>
          </table:table-cell>
          <table:table-cell table:style-name="ce53" table:formula="of:=[.G98]/rootFontSize" office:value-type="float" office:value="1.875" calcext:value-type="float">
            <text:p>1,875000</text:p>
          </table:table-cell>
          <table:table-cell/>
          <table:table-cell office:value-type="string" calcext:value-type="string">
            <text:p>Footer-1st Width</text:p>
          </table:table-cell>
          <table:table-cell table:number-columns-repeated="1009"/>
        </table:table-row>
      </table:table>
      <table:table table:name="96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0"/>
        <table:table-column table:style-name="co5" table:default-cell-style-name="ce14"/>
        <table:table-column table:style-name="co6" table:default-cell-style-name="Default"/>
        <table:table-column table:style-name="co1" table:default-cell-style-name="ce20"/>
        <table:table-column table:style-name="co7" table:default-cell-style-name="ce28"/>
        <table:table-column table:style-name="co8" table:default-cell-style-name="ce20"/>
        <table:table-column table:style-name="co8" table:default-cell-style-name="ce39"/>
        <table:table-column table:style-name="co8" table:default-cell-style-name="ce46"/>
        <table:table-column table:style-name="co8" table:default-cell-style-name="ce48"/>
        <table:table-column table:style-name="co8" table:default-cell-style-name="ce52"/>
        <table:table-column table:style-name="co8" table:default-cell-style-name="ce46"/>
        <table:table-column table:style-name="co9" table:default-cell-style-name="Default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seFont <text:span text:style-name="T1">Size</text:span></text:p>
          </table:table-cell>
          <table:table-cell table:style-name="ce4" table:number-columns-repeated="3"/>
          <table:table-cell table:style-name="ce18" office:value-type="string" calcext:value-type="string">
            <text:p>=</text:p>
          </table:table-cell>
          <table:table-cell table:style-name="ce23" office:value-type="string" calcext:value-type="string">
            <text:p>rootFontSize</text:p>
          </table:table-cell>
          <table:table-cell table:style-name="ce23"/>
          <table:table-cell table:style-name="ce33" office:value-type="float" office:value="16" calcext:value-type="float">
            <text:p>16</text:p>
          </table:table-cell>
          <table:table-cell table:style-name="ce4" office:value-type="string" calcext:value-type="string">
            <text:p>px</text:p>
          </table:table-cell>
          <table:table-cell table:style-name="ce33"/>
          <table:table-cell table:style-name="ce4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Base Working Area <text:span text:style-name="T1">Width</text:span></text:p>
          </table:table-cell>
          <table:table-cell table:style-name="ce4" table:number-columns-repeated="3"/>
          <table:table-cell table:style-name="ce18" office:value-type="string" calcext:value-type="string">
            <text:p>=</text:p>
          </table:table-cell>
          <table:table-cell table:style-name="ce23" office:value-type="string" calcext:value-type="string">
            <text:p>contentWidth<text:span text:style-name="T1">01</text:span></text:p>
          </table:table-cell>
          <table:table-cell table:style-name="ce23"/>
          <table:table-cell table:style-name="ce34" office:value-type="float" office:value="960" calcext:value-type="float">
            <text:p>960</text:p>
          </table:table-cell>
          <table:table-cell table:style-name="ce4" office:value-type="string" calcext:value-type="string">
            <text:p>px</text:p>
          </table:table-cell>
          <table:table-cell table:style-name="ce34"/>
          <table:table-cell table:style-name="ce4"/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5"/>
          <table:table-cell table:style-name="ce56" office:value-type="string" calcext:value-type="string">
            <text:p>320 (336)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57" office:value-type="string" calcext:value-type="string" table:number-columns-spanned="5" table:number-rows-spanned="1">
            <text:p>960, <text:span text:style-name="T9">960</text:span>+</text:p>
          </table:table-cell>
          <table:covered-table-cell table:style-name="ce43"/>
          <table:covered-table-cell table:number-columns-repeated="3"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36" office:value-type="string" calcext:value-type="string" table:number-columns-spanned="2" table:number-rows-spanned="2">
            <text:p>LENGTH</text:p>
          </table:table-cell>
          <table:covered-table-cell table:style-name="ce36"/>
          <table:table-cell table:style-name="ce36" office:value-type="string" calcext:value-type="string" table:number-columns-spanned="3" table:number-rows-spanned="2">
            <text:p>FONT</text:p>
          </table:table-cell>
          <table:covered-table-cell table:style-name="ce36"/>
          <table:covered-table-cell table:style-name="ce54"/>
          <table:table-cell table:number-columns-repeated="1010"/>
        </table:table-row>
        <table:table-row table:style-name="ro3">
          <table:table-cell table:style-name="ce1" table:number-columns-repeated="3"/>
          <table:table-cell table:style-name="ce8" office:value-type="string" calcext:value-type="string" table:number-columns-spanned="3" table:number-rows-spanned="1">
            <text:p>Element</text:p>
          </table:table-cell>
          <table:covered-table-cell table:number-columns-repeated="2" table:style-name="ce12"/>
          <table:table-cell table:style-name="ce2" office:value-type="string" calcext:value-type="string">
            <text:p>Size</text:p>
          </table:table-cell>
          <table:table-cell table:style-name="ce24" office:value-type="string" calcext:value-type="string" table:number-columns-spanned="2" table:number-rows-spanned="1">
            <text:p>Parent</text:p>
          </table:table-cell>
          <table:covered-table-cell table:style-name="ce24"/>
          <table:covered-table-cell table:style-name="ce1"/>
          <table:covered-table-cell table:number-columns-repeated="2" table:style-name="ce44"/>
          <table:covered-table-cell table:style-name="ce1"/>
          <table:covered-table-cell table:style-name="ce44"/>
          <table:table-cell table:style-name="ce1" table:number-columns-repeated="1010"/>
        </table:table-row>
        <table:table-row table:style-name="ro4">
          <table:table-cell table:style-name="ce2" table:number-columns-repeated="2"/>
          <table:table-cell table:style-name="ce5" office:value-type="string" calcext:value-type="string">
            <text:p>№</text:p>
          </table:table-cell>
          <table:table-cell table:style-name="ce5" office:value-type="string" calcext:value-type="string">
            <text:p>Element / container</text:p>
          </table:table-cell>
          <table:table-cell table:style-name="ce5" office:value-type="string" calcext:value-type="string">
            <text:p><text:span text:style-name="T2">Class</text:span>, <text:span text:style-name="T3">id</text:span></text:p>
          </table:table-cell>
          <table:table-cell table:style-name="ce16" office:value-type="string" calcext:value-type="string">
            <text:p>Property</text:p>
          </table:table-cell>
          <table:table-cell table:style-name="ce5" office:value-type="string" calcext:value-type="string">
            <text:p>px</text:p>
          </table:table-cell>
          <table:table-cell table:style-name="ce25" office:value-type="string" calcext:value-type="string">
            <text:p><text:span text:style-name="T4">P</text:span>arent“s <text:span text:style-name="T2">class</text:span>,  <text:span text:style-name="T4">id</text:span></text:p>
          </table:table-cell>
          <table:table-cell table:style-name="ce30" office:value-type="string" calcext:value-type="string">
            <text:p><text:span text:style-name="T4">P</text:span>arent“s</text:p>
            <text:p><text:span text:style-name="T4">Width</text:span></text:p>
          </table:table-cell>
          <table:table-cell table:style-name="ce37" office:value-type="string" calcext:value-type="string">
            <text:p>%, <text:span text:style-name="T5">to</text:span> </text:p>
            <text:p><text:span text:style-name="T6">Parent</text:span></text:p>
          </table:table-cell>
          <table:table-cell table:style-name="ce45" office:value-type="string" calcext:value-type="string">
            <text:p>%, to</text:p>
            <text:p><text:span text:style-name="T1">Content</text:span><text:span text:style-name="T7">Width</text:span></text:p>
          </table:table-cell>
          <table:table-cell table:style-name="ce47" office:value-type="string" calcext:value-type="string">
            <text:p>%, <text:span text:style-name="T6">parent</text:span></text:p>
          </table:table-cell>
          <table:table-cell table:style-name="ce49" office:value-type="string" calcext:value-type="string">
            <text:p>rem, <text:span text:style-name="T8">ROOT</text:span></text:p>
          </table:table-cell>
          <table:table-cell table:style-name="ce47" office:value-type="string" calcext:value-type="string">
            <text:p>em, parent</text:p>
          </table:table-cell>
          <table:table-cell table:style-name="ce55"/>
          <table:table-cell table:style-name="ce2" table:number-columns-repeated="1007"/>
          <table:table-cell table:number-columns-repeated="2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7"/>
          <table:table-cell table:style-name="ce19" office:value-type="float" office:value="16" calcext:value-type="float">
            <text:p>16</text:p>
          </table:table-cell>
          <table:table-cell table:style-name="ce26"/>
          <table:table-cell table:style-name="ce31"/>
          <table:table-cell table:style-name="ce38" table:formula="of:=[.G10]/[.I10]*100" office:value-type="string" office:string-value="" calcext:value-type="error">
            <text:p>#DIV/0!</text:p>
          </table:table-cell>
          <table:table-cell table:style-name="ce38" table:formula="of:=[.G10]/contentWidth01*100" office:value-type="float" office:value="1.66666666666667" calcext:value-type="float">
            <text:p>1,666667</text:p>
          </table:table-cell>
          <table:table-cell table:style-name="ce38" table:formula="of:=[.G10]/rootFontSize*100" office:value-type="float" office:value="100" calcext:value-type="float">
            <text:p>100,000000</text:p>
          </table:table-cell>
          <table:table-cell table:style-name="ce50" table:formula="of:=[.G10]/rootFontSize" office:value-type="float" office:value="1" calcext:value-type="float">
            <text:p>1,000000</text:p>
          </table:table-cell>
          <table:table-cell table:style-name="ce38"/>
          <table:table-cell table:number-columns-repeated="1010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13"/>
          <table:table-cell table:style-name="ce17"/>
          <table:table-cell table:style-name="ce19" office:value-type="float" office:value="960" calcext:value-type="float">
            <text:p>960</text:p>
          </table:table-cell>
          <table:table-cell table:style-name="ce26"/>
          <table:table-cell table:style-name="ce31" office:value-type="float" office:value="960" calcext:value-type="float">
            <text:p>960</text:p>
          </table:table-cell>
          <table:table-cell table:style-name="ce38" table:formula="of:=[.G11]/[.I11]*100" office:value-type="float" office:value="100" calcext:value-type="float">
            <text:p>100,000000</text:p>
          </table:table-cell>
          <table:table-cell table:style-name="ce38" table:formula="of:=[.G11]/contentWidth01*100" office:value-type="float" office:value="100" calcext:value-type="float">
            <text:p>100,000000</text:p>
          </table:table-cell>
          <table:table-cell table:style-name="ce38" table:formula="of:=[.G11]/rootFontSize*100" office:value-type="float" office:value="6000" calcext:value-type="float">
            <text:p>6000,000000</text:p>
          </table:table-cell>
          <table:table-cell table:style-name="ce51" table:formula="of:=[.G11]/rootFontSize" office:value-type="float" office:value="60" calcext:value-type="float">
            <text:p>60,000000</text:p>
          </table:table-cell>
          <table:table-cell table:style-name="ce3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logo</text:p>
          </table:table-cell>
          <table:table-cell office:value-type="string" calcext:value-type="string">
            <text:p>Font-size</text:p>
          </table:table-cell>
          <table:table-cell office:value-type="float" office:value="48" calcext:value-type="float">
            <text:p>4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12]/[.I12]*100" office:value-type="float" office:value="300" calcext:value-type="float">
            <text:p>300,000000</text:p>
          </table:table-cell>
          <table:table-cell table:formula="of:=[.G12]/contentWidth01*100" office:value-type="float" office:value="5" calcext:value-type="float">
            <text:p>5,000000</text:p>
          </table:table-cell>
          <table:table-cell table:formula="of:=[.G12]/rootFontSize*100" office:value-type="float" office:value="300" calcext:value-type="float">
            <text:p>300,000000</text:p>
          </table:table-cell>
          <table:table-cell table:formula="of:=[.G12]/rootFontSize" office:value-type="float" office:value="3" calcext:value-type="float">
            <text:p>3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rgin-top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[.G13]/[.I13]*100" office:value-type="string" office:string-value="" calcext:value-type="error">
            <text:p>#DIV/0!</text:p>
          </table:table-cell>
          <table:table-cell table:formula="of:=[.G13]/contentWidth01*100" office:value-type="float" office:value="7.39583333333333" calcext:value-type="float">
            <text:p>7,395833</text:p>
          </table:table-cell>
          <table:table-cell table:formula="of:=[.G13]/rootFontSize*100" office:value-type="float" office:value="443.75" calcext:value-type="float">
            <text:p>443,750000</text:p>
          </table:table-cell>
          <table:table-cell table:formula="of:=[.G13]/rootFontSize" office:value-type="float" office:value="4.4375" calcext:value-type="float">
            <text:p>4,437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menu_header</text:p>
          </table:table-cell>
          <table:table-cell office:value-type="string" calcext:value-type="string">
            <text:p>Margin-lef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header-1st</text:p>
          </table:table-cell>
          <table:table-cell office:value-type="float" office:value="960" calcext:value-type="float">
            <text:p>960</text:p>
          </table:table-cell>
          <table:table-cell table:formula="of:=[.G14]/[.I14]*100" office:value-type="float" office:value="17.7083333333333" calcext:value-type="float">
            <text:p>17,708333</text:p>
          </table:table-cell>
          <table:table-cell table:formula="of:=[.G14]/contentWidth01*100" office:value-type="float" office:value="17.7083333333333" calcext:value-type="float">
            <text:p>17,708333</text:p>
          </table:table-cell>
          <table:table-cell table:formula="of:=[.G14]/rootFontSize*100" office:value-type="float" office:value="1062.5" calcext:value-type="float">
            <text:p>1062,500000</text:p>
          </table:table-cell>
          <table:table-cell table:formula="of:=[.G14]/rootFontSize" office:value-type="float" office:value="10.625" calcext:value-type="float">
            <text:p>10,625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table:style-name="ce15" office:value-type="string" calcext:value-type="string">
            <text:p>.menu_header</text:p>
          </table:table-cell>
          <table:table-cell office:value-type="string" calcext:value-type="string">
            <text:p>Width</text:p>
          </table:table-cell>
          <table:table-cell table:style-name="ce21" office:value-type="float" office:value="640" calcext:value-type="float">
            <text:p>640</text:p>
          </table:table-cell>
          <table:table-cell office:value-type="string" calcext:value-type="string">
            <text:p>.header-1st</text:p>
          </table:table-cell>
          <table:table-cell office:value-type="float" office:value="960" calcext:value-type="float">
            <text:p>960</text:p>
          </table:table-cell>
          <table:table-cell table:formula="of:=[.G15]/[.I15]*100" office:value-type="float" office:value="66.6666666666667" calcext:value-type="float">
            <text:p>66,666667</text:p>
          </table:table-cell>
          <table:table-cell table:formula="of:=[.G15]/contentWidth01*100" office:value-type="float" office:value="66.6666666666667" calcext:value-type="float">
            <text:p>66,666667</text:p>
          </table:table-cell>
          <table:table-cell table:formula="of:=[.G15]/rootFontSize*100" office:value-type="float" office:value="4000" calcext:value-type="float">
            <text:p>4000,000000</text:p>
          </table:table-cell>
          <table:table-cell table:formula="of:=[.G15]/rootFontSize" office:value-type="float" office:value="40" calcext:value-type="float">
            <text:p>4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menu_header</text:p>
          </table:table-cell>
          <table:table-cell office:value-type="float" office:value="643" calcext:value-type="float">
            <text:p>643</text:p>
          </table:table-cell>
          <table:table-cell table:formula="of:=[.G16]/[.I16]*100" office:value-type="float" office:value="1.08864696734059" calcext:value-type="float">
            <text:p>1,088647</text:p>
          </table:table-cell>
          <table:table-cell table:formula="of:=[.G16]/contentWidth01*100" office:value-type="float" office:value="0.729166666666667" calcext:value-type="float">
            <text:p>0,729167</text:p>
          </table:table-cell>
          <table:table-cell table:formula="of:=[.G16]/rootFontSize*100" office:value-type="float" office:value="43.75" calcext:value-type="float">
            <text:p>43,750000</text:p>
          </table:table-cell>
          <table:table-cell table:formula="of:=[.G16]/rootFontSize" office:value-type="float" office:value="0.4375" calcext:value-type="float">
            <text:p>0,437500</text:p>
          </table:table-cell>
          <table:table-cell/>
          <table:table-cell office:value-type="string" calcext:value-type="string">
            <text:p>/* 7px to menu_header 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menu_header</text:p>
          </table:table-cell>
          <table:table-cell office:value-type="float" office:value="643" calcext:value-type="float">
            <text:p>643</text:p>
          </table:table-cell>
          <table:table-cell table:formula="of:=[.G17]/[.I17]*100" office:value-type="float" office:value="0.777604976671851" calcext:value-type="float">
            <text:p>0,777605</text:p>
          </table:table-cell>
          <table:table-cell table:formula="of:=[.G17]/contentWidth01*100" office:value-type="float" office:value="0.520833333333333" calcext:value-type="float">
            <text:p>0,520833</text:p>
          </table:table-cell>
          <table:table-cell table:formula="of:=[.G17]/rootFontSize*100" office:value-type="float" office:value="31.25" calcext:value-type="float">
            <text:p>31,250000</text:p>
          </table:table-cell>
          <table:table-cell table:formula="of:=[.G17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/* 5px to menu_header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menu_item</text:p>
          </table:table-cell>
          <table:table-cell office:value-type="float" office:value="47" calcext:value-type="float">
            <text:p>47</text:p>
          </table:table-cell>
          <table:table-cell table:formula="of:=[.G18]/[.I18]*100" office:value-type="float" office:value="14.8936170212766" calcext:value-type="float">
            <text:p>14,893617</text:p>
          </table:table-cell>
          <table:table-cell table:formula="of:=[.G18]/contentWidth01*100" office:value-type="float" office:value="0.729166666666667" calcext:value-type="float">
            <text:p>0,729167</text:p>
          </table:table-cell>
          <table:table-cell table:formula="of:=[.G18]/rootFontSize*100" office:value-type="float" office:value="43.75" calcext:value-type="float">
            <text:p>43,750000</text:p>
          </table:table-cell>
          <table:table-cell table:formula="of:=[.G18]/rootFontSize" office:value-type="float" office:value="0.4375" calcext:value-type="float">
            <text:p>0,437500</text:p>
          </table:table-cell>
          <table:table-cell/>
          <table:table-cell office:value-type="string" calcext:value-type="string">
            <text:p>/* 7px to menu__item */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menu_item</text:p>
          </table:table-cell>
          <table:table-cell office:value-type="float" office:value="47" calcext:value-type="float">
            <text:p>47</text:p>
          </table:table-cell>
          <table:table-cell table:formula="of:=[.G19]/[.I19]*100" office:value-type="float" office:value="10.6382978723404" calcext:value-type="float">
            <text:p>10,638298</text:p>
          </table:table-cell>
          <table:table-cell table:formula="of:=[.G19]/contentWidth01*100" office:value-type="float" office:value="0.520833333333333" calcext:value-type="float">
            <text:p>0,520833</text:p>
          </table:table-cell>
          <table:table-cell table:formula="of:=[.G19]/rootFontSize*100" office:value-type="float" office:value="31.25" calcext:value-type="float">
            <text:p>31,250000</text:p>
          </table:table-cell>
          <table:table-cell table:formula="of:=[.G19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/* 5px to menu__item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left</text:p>
          </table:table-cell>
          <table:table-cell office:value-type="float" office:value="7" calcext:value-type="float">
            <text:p>7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0]/[.I20]*100" office:value-type="string" office:string-value="" calcext:value-type="error">
            <text:p>#DIV/0!</text:p>
          </table:table-cell>
          <table:table-cell table:formula="of:=[.G20]/contentWidth01*100" office:value-type="float" office:value="0.729166666666667" calcext:value-type="float">
            <text:p>0,729167</text:p>
          </table:table-cell>
          <table:table-cell table:formula="of:=[.G20]/rootFontSize*100" office:value-type="float" office:value="43.75" calcext:value-type="float">
            <text:p>43,750000</text:p>
          </table:table-cell>
          <table:table-cell table:formula="of:=[.G20]/rootFontSize" office:value-type="float" office:value="0.4375" calcext:value-type="float">
            <text:p>0,437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Padding-Right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1]/[.I21]*100" office:value-type="string" office:string-value="" calcext:value-type="error">
            <text:p>#DIV/0!</text:p>
          </table:table-cell>
          <table:table-cell table:formula="of:=[.G21]/contentWidth01*100" office:value-type="float" office:value="0.520833333333333" calcext:value-type="float">
            <text:p>0,520833</text:p>
          </table:table-cell>
          <table:table-cell table:formula="of:=[.G21]/rootFontSize*100" office:value-type="float" office:value="31.25" calcext:value-type="float">
            <text:p>31,250000</text:p>
          </table:table-cell>
          <table:table-cell table:formula="of:=[.G21]/rootFontSize" office:value-type="float" office:value="0.3125" calcext:value-type="float">
            <text:p>0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menu__link_header</text:p>
          </table:table-cell>
          <table:table-cell office:value-type="string" calcext:value-type="string">
            <text:p>Font-size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2]/[.I22]*100" office:value-type="string" office:string-value="" calcext:value-type="error">
            <text:p>#DIV/0!</text:p>
          </table:table-cell>
          <table:table-cell table:formula="of:=[.G22]/contentWidth01*100" office:value-type="float" office:value="2.5" calcext:value-type="float">
            <text:p>2,500000</text:p>
          </table:table-cell>
          <table:table-cell table:formula="of:=[.G22]/rootFontSize*100" office:value-type="float" office:value="150" calcext:value-type="float">
            <text:p>150,000000</text:p>
          </table:table-cell>
          <table:table-cell table:formula="of:=[.G22]/rootFontSize" office:value-type="float" office:value="1.5" calcext:value-type="float">
            <text:p>1,500000</text:p>
          </table:table-cell>
          <table:table-cell/>
          <table:table-cell office:value-type="string" calcext:value-type="string">
            <text:p>/* 24px / 16px 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Margin-Right</text:p>
          </table:table-cell>
          <table:table-cell office:value-type="float" office:value="41" calcext:value-type="float">
            <text:p>41</text:p>
          </table:table-cell>
          <table:table-cell table:style-name="ce27" office:value-type="string" calcext:value-type="string">
            <text:p>html</text:p>
          </table:table-cell>
          <table:table-cell/>
          <table:table-cell table:formula="of:=[.G23]/[.I23]*100" office:value-type="string" office:string-value="" calcext:value-type="error">
            <text:p>#DIV/0!</text:p>
          </table:table-cell>
          <table:table-cell table:formula="of:=[.G23]/contentWidth01*100" office:value-type="float" office:value="4.27083333333333" calcext:value-type="float">
            <text:p>4,270833</text:p>
          </table:table-cell>
          <table:table-cell table:formula="of:=[.G23]/rootFontSize*100" office:value-type="float" office:value="256.25" calcext:value-type="float">
            <text:p>256,250000</text:p>
          </table:table-cell>
          <table:table-cell table:formula="of:=[.G23]/rootFontSize" office:value-type="float" office:value="2.5625" calcext:value-type="float">
            <text:p>2,562500</text:p>
          </table:table-cell>
          <table:table-cell/>
          <table:table-cell office:value-type="string" calcext:value-type="string">
            <text:p>/* 41px / 16px */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header</text:p>
          </table:table-cell>
          <table:table-cell office:value-type="string" calcext:value-type="string">
            <text:p>Margin-Right</text:p>
          </table:table-cell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.menu_header</text:p>
          </table:table-cell>
          <table:table-cell office:value-type="float" office:value="640" calcext:value-type="float">
            <text:p>640</text:p>
          </table:table-cell>
          <table:table-cell table:formula="of:=[.G24]/[.I24]*100" office:value-type="float" office:value="6.40625" calcext:value-type="float">
            <text:p>6,406250</text:p>
          </table:table-cell>
          <table:table-cell table:formula="of:=[.G24]/contentWidth01*100" office:value-type="float" office:value="4.27083333333333" calcext:value-type="float">
            <text:p>4,270833</text:p>
          </table:table-cell>
          <table:table-cell table:formula="of:=[.G24]/rootFontSize*100" office:value-type="float" office:value="256.25" calcext:value-type="float">
            <text:p>256,250000</text:p>
          </table:table-cell>
          <table:table-cell table:formula="of:=[.G24]/rootFontSize" office:value-type="float" office:value="2.5625" calcext:value-type="float">
            <text:p>2,562500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27"/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</text:p>
          </table:table-cell>
          <table:table-cell office:value-type="string" calcext:value-type="string">
            <text:p>Wid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26]/[.I26]*100" office:value-type="float" office:value="52.0833333333333" calcext:value-type="float">
            <text:p>52,083333</text:p>
          </table:table-cell>
          <table:table-cell table:formula="of:=[.G26]/contentWidth01*100" office:value-type="float" office:value="52.0833333333333" calcext:value-type="float">
            <text:p>52,083333</text:p>
          </table:table-cell>
          <table:table-cell table:formula="of:=[.G26]/rootFontSize*100" office:value-type="float" office:value="3125" calcext:value-type="float">
            <text:p>3125,000000</text:p>
          </table:table-cell>
          <table:table-cell table:formula="of:=[.G26]/rootFontSize" office:value-type="float" office:value="31.25" calcext:value-type="float">
            <text:p>31,2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</text:p>
          </table:table-cell>
          <table:table-cell office:value-type="string" calcext:value-type="string">
            <text:p>Width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27]/[.I27]*100" office:value-type="float" office:value="52.1875" calcext:value-type="float">
            <text:p>52,187500</text:p>
          </table:table-cell>
          <table:table-cell table:formula="of:=[.G27]/contentWidth01*100" office:value-type="float" office:value="52.1875" calcext:value-type="float">
            <text:p>52,187500</text:p>
          </table:table-cell>
          <table:table-cell table:formula="of:=[.G27]/rootFontSize*100" office:value-type="float" office:value="3131.25" calcext:value-type="float">
            <text:p>3131,250000</text:p>
          </table:table-cell>
          <table:table-cell table:formula="of:=[.G27]/rootFontSize" office:value-type="float" office:value="31.3125" calcext:value-type="float">
            <text:p>31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title</text:p>
          </table:table-cell>
          <table:table-cell office:value-type="string" calcext:value-type="string">
            <text:p>Font-size</text:p>
          </table:table-cell>
          <table:table-cell office:value-type="float" office:value="60" calcext:value-type="float">
            <text:p>60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28]/[.I28]*100" office:value-type="float" office:value="375" calcext:value-type="float">
            <text:p>375,000000</text:p>
          </table:table-cell>
          <table:table-cell table:formula="of:=[.G28]/contentWidth01*100" office:value-type="float" office:value="6.25" calcext:value-type="float">
            <text:p>6,250000</text:p>
          </table:table-cell>
          <table:table-cell table:formula="of:=[.G28]/rootFontSize*100" office:value-type="float" office:value="375" calcext:value-type="float">
            <text:p>375,000000</text:p>
          </table:table-cell>
          <table:table-cell table:formula="of:=[.G28]/rootFontSize" office:value-type="float" office:value="3.75" calcext:value-type="float">
            <text:p>3,7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breaf</text:p>
          </table:table-cell>
          <table:table-cell office:value-type="string" calcext:value-type="string">
            <text:p>Font-size</text:p>
          </table:table-cell>
          <table:table-cell office:value-type="float" office:value="32" calcext:value-type="float">
            <text:p>32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29]/[.I29]*100" office:value-type="float" office:value="200" calcext:value-type="float">
            <text:p>200,000000</text:p>
          </table:table-cell>
          <table:table-cell table:formula="of:=[.G29]/contentWidth01*100" office:value-type="float" office:value="3.33333333333333" calcext:value-type="float">
            <text:p>3,333333</text:p>
          </table:table-cell>
          <table:table-cell table:formula="of:=[.G29]/rootFontSize*100" office:value-type="float" office:value="200" calcext:value-type="float">
            <text:p>200,000000</text:p>
          </table:table-cell>
          <table:table-cell table:formula="of:=[.G29]/rootFontSize" office:value-type="float" office:value="2" calcext:value-type="float">
            <text:p>2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article</text:p>
          </table:table-cell>
          <table:table-cell office:value-type="string" calcext:value-type="string">
            <text:p>Font-size</text:p>
          </table:table-cell>
          <table:table-cell office:value-type="float" office:value="18" calcext:value-type="float">
            <text:p>1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30]/[.I30]*100" office:value-type="float" office:value="112.5" calcext:value-type="float">
            <text:p>112,500000</text:p>
          </table:table-cell>
          <table:table-cell table:formula="of:=[.G30]/contentWidth01*100" office:value-type="float" office:value="1.875" calcext:value-type="float">
            <text:p>1,875000</text:p>
          </table:table-cell>
          <table:table-cell table:formula="of:=[.G30]/rootFontSize*100" office:value-type="float" office:value="112.5" calcext:value-type="float">
            <text:p>112,500000</text:p>
          </table:table-cell>
          <table:table-cell table:formula="of:=[.G30]/rootFontSize" office:value-type="float" office:value="1.125" calcext:value-type="float">
            <text:p>1,125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article</text:p>
          </table:table-cell>
          <table:table-cell office:value-type="string" calcext:value-type="string">
            <text:p>Line-Height</text:p>
          </table:table-cell>
          <table:table-cell office:value-type="float" office:value="24" calcext:value-type="float">
            <text:p>24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31]/[.I31]*100" office:value-type="float" office:value="150" calcext:value-type="float">
            <text:p>150,000000</text:p>
          </table:table-cell>
          <table:table-cell table:formula="of:=[.G31]/contentWidth01*100" office:value-type="float" office:value="2.5" calcext:value-type="float">
            <text:p>2,500000</text:p>
          </table:table-cell>
          <table:table-cell table:formula="of:=[.G31]/rootFontSize*100" office:value-type="float" office:value="150" calcext:value-type="float">
            <text:p>150,000000</text:p>
          </table:table-cell>
          <table:table-cell table:formula="of:=[.G31]/rootFontSize" office:value-type="float" office:value="1.5" calcext:value-type="float">
            <text:p>1,5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Margin-lef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2]/[.I32]*100" office:value-type="float" office:value="12.5" calcext:value-type="float">
            <text:p>12,500000</text:p>
          </table:table-cell>
          <table:table-cell table:formula="of:=[.G32]/contentWidth01*100" office:value-type="float" office:value="12.5" calcext:value-type="float">
            <text:p>12,500000</text:p>
          </table:table-cell>
          <table:table-cell table:formula="of:=[.G32]/rootFontSize*100" office:value-type="float" office:value="750" calcext:value-type="float">
            <text:p>750,000000</text:p>
          </table:table-cell>
          <table:table-cell table:formula="of:=[.G32]/rootFontSize" office:value-type="float" office:value="7.5" calcext:value-type="float">
            <text:p>7,5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Margin-Righ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3]/[.I33]*100" office:value-type="float" office:value="7.91666666666667" calcext:value-type="float">
            <text:p>7,916667</text:p>
          </table:table-cell>
          <table:table-cell table:formula="of:=[.G33]/contentWidth01*100" office:value-type="float" office:value="7.91666666666667" calcext:value-type="float">
            <text:p>7,916667</text:p>
          </table:table-cell>
          <table:table-cell table:formula="of:=[.G33]/rootFontSize*100" office:value-type="float" office:value="475" calcext:value-type="float">
            <text:p>475,000000</text:p>
          </table:table-cell>
          <table:table-cell table:formula="of:=[.G33]/rootFontSize" office:value-type="float" office:value="4.75" calcext:value-type="float">
            <text:p>4,7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table:style-name="ce15" office:value-type="string" calcext:value-type="string">
            <text:p>.slider-item__figure-container</text:p>
          </table:table-cell>
          <table:table-cell office:value-type="string" calcext:value-type="string">
            <text:p>Width</text:p>
          </table:table-cell>
          <table:table-cell table:style-name="ce22" office:value-type="float" office:value="261" calcext:value-type="float">
            <text:p>261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4]/[.I34]*100" office:value-type="float" office:value="27.1875" calcext:value-type="float">
            <text:p>27,187500</text:p>
          </table:table-cell>
          <table:table-cell table:formula="of:=[.G34]/contentWidth01*100" office:value-type="float" office:value="27.1875" calcext:value-type="float">
            <text:p>27,187500</text:p>
          </table:table-cell>
          <table:table-cell table:formula="of:=[.G34]/rootFontSize*100" office:value-type="float" office:value="1631.25" calcext:value-type="float">
            <text:p>1631,250000</text:p>
          </table:table-cell>
          <table:table-cell table:formula="of:=[.G34]/rootFontSize" office:value-type="float" office:value="16.3125" calcext:value-type="float">
            <text:p>16,312500</text:p>
          </table:table-cell>
          <table:table-cell/>
          <table:table-cell office:value-type="string" calcext:value-type="string">
            <text:p>Slider-item Figure SPAC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/text:p>
          </table:table-cell>
          <table:table-cell office:value-type="string" calcext:value-type="string">
            <text:p>Heigh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.slider</text:p>
          </table:table-cell>
          <table:table-cell table:style-name="ce32" office:value-type="float" office:value="373" calcext:value-type="float">
            <text:p>373</text:p>
          </table:table-cell>
          <table:table-cell table:formula="of:=[.G35]/[.I35]*100" office:value-type="float" office:value="100" calcext:value-type="float">
            <text:p>100,000000</text:p>
          </table:table-cell>
          <table:table-cell table:formula="of:=[.G35]/contentWidth01*100" office:value-type="float" office:value="38.8541666666667" calcext:value-type="float">
            <text:p>38,854167</text:p>
          </table:table-cell>
          <table:table-cell table:formula="of:=[.G35]/rootFontSize*100" office:value-type="float" office:value="2331.25" calcext:value-type="float">
            <text:p>2331,250000</text:p>
          </table:table-cell>
          <table:table-cell table:formula="of:=[.G35]/rootFontSize" office:value-type="float" office:value="23.3125" calcext:value-type="float">
            <text:p>23,3125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re</text:p>
          </table:table-cell>
          <table:table-cell office:value-type="string" calcext:value-type="string">
            <text:p>Widt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.slider-item__figure-container</text:p>
          </table:table-cell>
          <table:table-cell office:value-type="float" office:value="261" calcext:value-type="float">
            <text:p>261</text:p>
          </table:table-cell>
          <table:table-cell table:formula="of:=[.G36]/[.I36]*100" office:value-type="float" office:value="73.1800766283525" calcext:value-type="float">
            <text:p>73,180077</text:p>
          </table:table-cell>
          <table:table-cell table:formula="of:=[.G36]/contentWidth01*100" office:value-type="float" office:value="19.8958333333333" calcext:value-type="float">
            <text:p>19,895833</text:p>
          </table:table-cell>
          <table:table-cell table:formula="of:=[.G36]/rootFontSize*100" office:value-type="float" office:value="1193.75" calcext:value-type="float">
            <text:p>1193,750000</text:p>
          </table:table-cell>
          <table:table-cell table:formula="of:=[.G36]/rootFontSize" office:value-type="float" office:value="11.9375" calcext:value-type="float">
            <text:p>11,937500</text:p>
          </table:table-cell>
          <table:table-cell/>
          <table:table-cell office:value-type="string" calcext:value-type="string">
            <text:p>core iPh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-container<text:span text:style-name="T1">::before</text:span></text:p>
          </table:table-cell>
          <table:table-cell office:value-type="string" calcext:value-type="string">
            <text:p>Wid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.slider-item__figure-container</text:p>
          </table:table-cell>
          <table:table-cell office:value-type="float" office:value="261" calcext:value-type="float">
            <text:p>261</text:p>
          </table:table-cell>
          <table:table-cell table:formula="of:=[.G37]/[.I37]*100" office:value-type="float" office:value="43.2950191570881" calcext:value-type="float">
            <text:p>43,295019</text:p>
          </table:table-cell>
          <table:table-cell table:formula="of:=[.G37]/contentWidth01*100" office:value-type="float" office:value="11.7708333333333" calcext:value-type="float">
            <text:p>11,770833</text:p>
          </table:table-cell>
          <table:table-cell table:formula="of:=[.G37]/rootFontSize*100" office:value-type="float" office:value="706.25" calcext:value-type="float">
            <text:p>706,250000</text:p>
          </table:table-cell>
          <table:table-cell table:formula="of:=[.G37]/rootFontSize" office:value-type="float" office:value="7.0625" calcext:value-type="float">
            <text:p>7,062500</text:p>
          </table:table-cell>
          <table:table-cell/>
          <table:table-cell office:value-type="string" calcext:value-type="string">
            <text:p>blurred iPhon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Wid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.slider-item__figure_core</text:p>
          </table:table-cell>
          <table:table-cell office:value-type="float" office:value="191" calcext:value-type="float">
            <text:p>191</text:p>
          </table:table-cell>
          <table:table-cell table:formula="of:=[.G38]/[.I38]*100" office:value-type="float" office:value="40.3141361256545" calcext:value-type="float">
            <text:p>40,314136</text:p>
          </table:table-cell>
          <table:table-cell table:formula="of:=[.G38]/contentWidth01*100" office:value-type="float" office:value="8.02083333333333" calcext:value-type="float">
            <text:p>8,020833</text:p>
          </table:table-cell>
          <table:table-cell table:formula="of:=[.G38]/rootFontSize*100" office:value-type="float" office:value="481.25" calcext:value-type="float">
            <text:p>481,250000</text:p>
          </table:table-cell>
          <table:table-cell table:formula="of:=[.G38]/rootFontSize" office:value-type="float" office:value="4.8125" calcext:value-type="float">
            <text:p>4,812500</text:p>
          </table:table-cell>
          <table:table-cell/>
          <table:table-cell office:value-type="string" calcext:value-type="string">
            <text:p>Play BUTT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slider-switch</text:p>
          </table:table-cell>
          <table:table-cell office:value-type="string" calcext:value-type="string">
            <text:p>Margin-left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39]/[.I39]*100" office:value-type="float" office:value="73.9583333333333" calcext:value-type="float">
            <text:p>73,958333</text:p>
          </table:table-cell>
          <table:table-cell table:formula="of:=[.G39]/contentWidth01*100" office:value-type="float" office:value="73.9583333333333" calcext:value-type="float">
            <text:p>73,958333</text:p>
          </table:table-cell>
          <table:table-cell table:formula="of:=[.G39]/rootFontSize*100" office:value-type="float" office:value="4437.5" calcext:value-type="float">
            <text:p>4437,500000</text:p>
          </table:table-cell>
          <table:table-cell table:formula="of:=[.G39]/rootFontSize" office:value-type="float" office:value="44.375" calcext:value-type="float">
            <text:p>44,375000</text:p>
          </table:table-cell>
          <table:table-cell/>
          <table:table-cell office:value-type="string" calcext:value-type="string">
            <text:p>Slider“s SWITC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slider-switch</text:p>
          </table:table-cell>
          <table:table-cell office:value-type="string" calcext:value-type="string">
            <text:p>Margin-Right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.slider</text:p>
          </table:table-cell>
          <table:table-cell office:value-type="float" office:value="960" calcext:value-type="float">
            <text:p>960</text:p>
          </table:table-cell>
          <table:table-cell table:formula="of:=[.G40]/[.I40]*100" office:value-type="float" office:value="17.3958333333333" calcext:value-type="float">
            <text:p>17,395833</text:p>
          </table:table-cell>
          <table:table-cell table:formula="of:=[.G40]/contentWidth01*100" office:value-type="float" office:value="17.3958333333333" calcext:value-type="float">
            <text:p>17,395833</text:p>
          </table:table-cell>
          <table:table-cell table:formula="of:=[.G40]/rootFontSize*100" office:value-type="float" office:value="1043.75" calcext:value-type="float">
            <text:p>1043,750000</text:p>
          </table:table-cell>
          <table:table-cell table:formula="of:=[.G40]/rootFontSize" office:value-type="float" office:value="10.4375" calcext:value-type="float">
            <text:p>10,437500</text:p>
          </table:table-cell>
          <table:table-cell/>
          <table:table-cell office:value-type="string" calcext:value-type="string">
            <text:p>Slider“s SWITC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Lef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.slider-item__figure_core</text:p>
          </table:table-cell>
          <table:table-cell office:value-type="float" office:value="191" calcext:value-type="float">
            <text:p>191</text:p>
          </table:table-cell>
          <table:table-cell table:formula="of:=[.G41]/[.I41]*100" office:value-type="float" office:value="29.8429319371728" calcext:value-type="float">
            <text:p>29,842932</text:p>
          </table:table-cell>
          <table:table-cell table:formula="of:=[.G41]/contentWidth01*100" office:value-type="float" office:value="5.9375" calcext:value-type="float">
            <text:p>5,937500</text:p>
          </table:table-cell>
          <table:table-cell table:formula="of:=[.G41]/rootFontSize*100" office:value-type="float" office:value="356.25" calcext:value-type="float">
            <text:p>356,250000</text:p>
          </table:table-cell>
          <table:table-cell table:formula="of:=[.G41]/rootFontSize" office:value-type="float" office:value="3.5625" calcext:value-type="float">
            <text:p>3,562500</text:p>
          </table:table-cell>
          <table:table-cell/>
          <table:table-cell office:value-type="string" calcext:value-type="string">
            <text:p>Play BUTTON“s Relative loc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slider-item__figure_core::<text:span text:style-name="T1">::after</text:span></text:p>
          </table:table-cell>
          <table:table-cell office:value-type="string" calcext:value-type="string">
            <text:p>To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slider-item__figure_core</text:p>
          </table:table-cell>
          <table:table-cell office:value-type="float" office:value="373" calcext:value-type="float">
            <text:p>373</text:p>
          </table:table-cell>
          <table:table-cell table:formula="of:=[.G42]/[.I42]*100" office:value-type="float" office:value="40.2144772117963" calcext:value-type="float">
            <text:p>40,214477</text:p>
          </table:table-cell>
          <table:table-cell table:formula="of:=[.G42]/contentWidth01*100" office:value-type="float" office:value="15.625" calcext:value-type="float">
            <text:p>15,625000</text:p>
          </table:table-cell>
          <table:table-cell table:formula="of:=[.G42]/rootFontSize*100" office:value-type="float" office:value="937.5" calcext:value-type="float">
            <text:p>937,500000</text:p>
          </table:table-cell>
          <table:table-cell table:formula="of:=[.G42]/rootFontSize" office:value-type="float" office:value="9.375" calcext:value-type="float">
            <text:p>9,375000</text:p>
          </table:table-cell>
          <table:table-cell/>
          <table:table-cell office:value-type="string" calcext:value-type="string">
            <text:p>Play BUTTON“s Relative locatio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43]/[.I43]*100" office:value-type="string" office:string-value="" calcext:value-type="error">
            <text:p>#DIV/0!</text:p>
          </table:table-cell>
          <table:table-cell table:formula="of:=[.G43]/contentWidth01*100" office:value-type="float" office:value="0" calcext:value-type="float">
            <text:p>0,000000</text:p>
          </table:table-cell>
          <table:table-cell table:formula="of:=[.G43]/rootFontSize*100" office:value-type="float" office:value="0" calcext:value-type="float">
            <text:p>0,000000</text:p>
          </table:table-cell>
          <table:table-cell table:formula="of:=[.G43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lurbs</text:p>
          </table:table-cell>
          <table:table-cell office:value-type="string" calcext:value-type="string">
            <text:p>Padding-To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&lt; relatively to children <text:span text:style-name="T3">.blurb-item</text:span>&gt;</text:p>
          </table:table-cell>
          <table:table-cell/>
          <table:table-cell table:formula="of:=[.G45]/[.I45]*100" office:value-type="string" office:string-value="" calcext:value-type="error">
            <text:p>#DIV/0!</text:p>
          </table:table-cell>
          <table:table-cell table:formula="of:=[.G45]/contentWidth01*100" office:value-type="float" office:value="8.22916666666667" calcext:value-type="float">
            <text:p>8,229167</text:p>
          </table:table-cell>
          <table:table-cell table:formula="of:=[.G45]/rootFontSize*100" office:value-type="float" office:value="493.75" calcext:value-type="float">
            <text:p>493,750000</text:p>
          </table:table-cell>
          <table:table-cell table:formula="of:=[.G45]/rootFontSize" office:value-type="float" office:value="4.9375" calcext:value-type="float">
            <text:p>4,937500</text:p>
          </table:table-cell>
          <table:table-cell/>
          <table:table-cell office:value-type="string" calcext:value-type="string">
            <text:p>Blurbs definitions …</text:p>
          </table:table-cell>
          <table:table-cell office:value-type="string" calcext:value-type="string">
            <text:p>Padding TOP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Widt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formula="of:=[.G46]/[.I46]*100" office:value-type="float" office:value="28.4375" calcext:value-type="float">
            <text:p>28,437500</text:p>
          </table:table-cell>
          <table:table-cell table:formula="of:=[.G46]/contentWidth01*100" office:value-type="float" office:value="28.4375" calcext:value-type="float">
            <text:p>28,437500</text:p>
          </table:table-cell>
          <table:table-cell table:formula="of:=[.G46]/rootFontSize*100" office:value-type="float" office:value="1706.25" calcext:value-type="float">
            <text:p>1706,250000</text:p>
          </table:table-cell>
          <table:table-cell table:formula="of:=[.G46]/rootFontSize" office:value-type="float" office:value="17.0625" calcext:value-type="float">
            <text:p>17,0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Width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lef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style-name="ce40" table:formula="of:=[.G47]/[.I47]*100" office:value-type="float" office:value="1.25" calcext:value-type="float">
            <text:p>1,250000</text:p>
          </table:table-cell>
          <table:table-cell table:formula="of:=[.G47]/contentWidth01*100" office:value-type="float" office:value="1.25" calcext:value-type="float">
            <text:p>1,250000</text:p>
          </table:table-cell>
          <table:table-cell table:formula="of:=[.G47]/rootFontSize*100" office:value-type="float" office:value="75" calcext:value-type="float">
            <text:p>75,000000</text:p>
          </table:table-cell>
          <table:table-cell table:formula="of:=[.G47]/rootFontSize" office:value-type="float" office:value="0.75" calcext:value-type="float">
            <text:p>0,75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Righ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style-name="ce40" table:formula="of:=[.G48]/[.I48]*100" office:value-type="float" office:value="4.6875" calcext:value-type="float">
            <text:p>4,687500</text:p>
          </table:table-cell>
          <table:table-cell table:formula="of:=[.G48]/contentWidth01*100" office:value-type="float" office:value="4.6875" calcext:value-type="float">
            <text:p>4,687500</text:p>
          </table:table-cell>
          <table:table-cell table:formula="of:=[.G48]/rootFontSize*100" office:value-type="float" office:value="281.25" calcext:value-type="float">
            <text:p>281,250000</text:p>
          </table:table-cell>
          <table:table-cell table:formula="of:=[.G48]/rootFontSize" office:value-type="float" office:value="2.8125" calcext:value-type="float">
            <text:p>2,81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 RIGH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Padding-lef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blurbs</text:p>
          </table:table-cell>
          <table:table-cell office:value-type="float" office:value="960" calcext:value-type="float">
            <text:p>960</text:p>
          </table:table-cell>
          <table:table-cell table:formula="of:=[.G49]/[.I49]*100" office:value-type="float" office:value="5.20833333333333" calcext:value-type="float">
            <text:p>5,208333</text:p>
          </table:table-cell>
          <table:table-cell table:formula="of:=[.G49]/contentWidth01*100" office:value-type="float" office:value="5.20833333333333" calcext:value-type="float">
            <text:p>5,208333</text:p>
          </table:table-cell>
          <table:table-cell table:formula="of:=[.G49]/rootFontSize*100" office:value-type="float" office:value="312.5" calcext:value-type="float">
            <text:p>312,500000</text:p>
          </table:table-cell>
          <table:table-cell table:formula="of:=[.G49]/rootFontSize" office:value-type="float" office:value="3.125" calcext:value-type="float">
            <text:p>3,1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Padding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urb-item</text:p>
          </table:table-cell>
          <table:table-cell office:value-type="string" calcext:value-type="string">
            <text:p>Margin-Bot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 relatively to children <text:span text:style-name="T3">.blurb-item__title</text:span>&gt;</text:p>
          </table:table-cell>
          <table:table-cell office:value-type="float" office:value="16" calcext:value-type="float">
            <text:p>16</text:p>
          </table:table-cell>
          <table:table-cell table:formula="of:=[.G50]/[.I50]*100" office:value-type="float" office:value="62.5" calcext:value-type="float">
            <text:p>62,500000</text:p>
          </table:table-cell>
          <table:table-cell table:formula="of:=[.G50]/contentWidth01*100" office:value-type="float" office:value="1.04166666666667" calcext:value-type="float">
            <text:p>1,041667</text:p>
          </table:table-cell>
          <table:table-cell table:formula="of:=[.G50]/rootFontSize*100" office:value-type="float" office:value="62.5" calcext:value-type="float">
            <text:p>62,500000</text:p>
          </table:table-cell>
          <table:table-cell table:style-name="ce53" table:formula="of:=[.G50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Margin-Bottom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.blurb-item__title</text:p>
          </table:table-cell>
          <table:table-cell office:value-type="string" calcext:value-type="string">
            <text:p>Font-size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1]/[.I51]*100" office:value-type="float" office:value="187.5" calcext:value-type="float">
            <text:p>187,500000</text:p>
          </table:table-cell>
          <table:table-cell table:formula="of:=[.G51]/contentWidth01*100" office:value-type="float" office:value="3.125" calcext:value-type="float">
            <text:p>3,125000</text:p>
          </table:table-cell>
          <table:table-cell table:formula="of:=[.G51]/rootFontSize*100" office:value-type="float" office:value="187.5" calcext:value-type="float">
            <text:p>187,500000</text:p>
          </table:table-cell>
          <table:table-cell table:formula="of:=[.G51]/rootFontSize" office:value-type="float" office:value="1.875" calcext:value-type="float">
            <text:p>1,87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Title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blurb-item__brief</text:p>
          </table:table-cell>
          <table:table-cell office:value-type="string" calcext:value-type="string">
            <text:p>Font-size</text:p>
          </table:table-cell>
          <table:table-cell office:value-type="float" office:value="16" calcext:value-type="float">
            <text:p>16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2]/[.I52]*100" office:value-type="float" office:value="100" calcext:value-type="float">
            <text:p>100,000000</text:p>
          </table:table-cell>
          <table:table-cell table:formula="of:=[.G52]/contentWidth01*100" office:value-type="float" office:value="1.66666666666667" calcext:value-type="float">
            <text:p>1,666667</text:p>
          </table:table-cell>
          <table:table-cell table:formula="of:=[.G52]/rootFontSize*100" office:value-type="float" office:value="100" calcext:value-type="float">
            <text:p>100,000000</text:p>
          </table:table-cell>
          <table:table-cell table:formula="of:=[.G52]/rootFontSize" office:value-type="float" office:value="1" calcext:value-type="float">
            <text:p>1,00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blurb-item__brief</text:p>
          </table:table-cell>
          <table:table-cell office:value-type="string" calcext:value-type="string">
            <text:p>Height</text:p>
          </table:table-cell>
          <table:table-cell office:value-type="float" office:value="121" calcext:value-type="float">
            <text:p>121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3]/[.I53]*100" office:value-type="float" office:value="756.25" calcext:value-type="float">
            <text:p>756,250000</text:p>
          </table:table-cell>
          <table:table-cell table:formula="of:=[.G53]/contentWidth01*100" office:value-type="float" office:value="12.6041666666667" calcext:value-type="float">
            <text:p>12,604167</text:p>
          </table:table-cell>
          <table:table-cell table:formula="of:=[.G53]/rootFontSize*100" office:value-type="float" office:value="756.25" calcext:value-type="float">
            <text:p>756,250000</text:p>
          </table:table-cell>
          <table:table-cell table:style-name="ce53" table:formula="of:=[.G53]/rootFontSize" office:value-type="float" office:value="7.5625" calcext:value-type="float">
            <text:p>7,5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Heigh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Margin-left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.blurb-item__brief</text:p>
          </table:table-cell>
          <table:table-cell office:value-type="float" office:value="230" calcext:value-type="float">
            <text:p>230</text:p>
          </table:table-cell>
          <table:table-cell table:formula="of:=[.G54]/[.I54]*100" office:value-type="float" office:value="70" calcext:value-type="float">
            <text:p>70,000000</text:p>
          </table:table-cell>
          <table:table-cell table:formula="of:=[.G54]/contentWidth01*100" office:value-type="float" office:value="16.7708333333333" calcext:value-type="float">
            <text:p>16,770833</text:p>
          </table:table-cell>
          <table:table-cell table:formula="of:=[.G54]/rootFontSize*100" office:value-type="float" office:value="1006.25" calcext:value-type="float">
            <text:p>1006,250000</text:p>
          </table:table-cell>
          <table:table-cell table:style-name="ce53" table:formula="of:=[.G54]/rootFontSize" office:value-type="float" office:value="10.0625" calcext:value-type="float">
            <text:p>10,0625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Margin-Top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.blurb-item // html</text:p>
          </table:table-cell>
          <table:table-cell office:value-type="float" office:value="16" calcext:value-type="float">
            <text:p>16</text:p>
          </table:table-cell>
          <table:table-cell table:formula="of:=[.G55]/[.I55]*100" office:value-type="float" office:value="125" calcext:value-type="float">
            <text:p>125,000000</text:p>
          </table:table-cell>
          <table:table-cell table:formula="of:=[.G55]/contentWidth01*100" office:value-type="float" office:value="2.08333333333333" calcext:value-type="float">
            <text:p>2,083333</text:p>
          </table:table-cell>
          <table:table-cell table:formula="of:=[.G55]/rootFontSize*100" office:value-type="float" office:value="125" calcext:value-type="float">
            <text:p>125,000000</text:p>
          </table:table-cell>
          <table:table-cell table:style-name="ce53" table:formula="of:=[.G55]/rootFontSize" office:value-type="float" office:value="1.25" calcext:value-type="float">
            <text:p>1,250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Margin Left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blurb-item__fullinfo-anchor</text:p>
          </table:table-cell>
          <table:table-cell office:value-type="string" calcext:value-type="string">
            <text:p>Font-size</text:p>
          </table:table-cell>
          <table:table-cell office:value-type="float" office:value="18" calcext:value-type="float">
            <text:p>18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56]/[.I56]*100" office:value-type="float" office:value="112.5" calcext:value-type="float">
            <text:p>112,500000</text:p>
          </table:table-cell>
          <table:table-cell table:formula="of:=[.G56]/contentWidth01*100" office:value-type="float" office:value="1.875" calcext:value-type="float">
            <text:p>1,875000</text:p>
          </table:table-cell>
          <table:table-cell table:formula="of:=[.G56]/rootFontSize*100" office:value-type="float" office:value="112.5" calcext:value-type="float">
            <text:p>112,500000</text:p>
          </table:table-cell>
          <table:table-cell table:style-name="ce53" table:formula="of:=[.G56]/rootFontSize" office:value-type="float" office:value="1.125" calcext:value-type="float">
            <text:p>1,125000</text:p>
          </table:table-cell>
          <table:table-cell/>
          <table:table-cell office:value-type="string" calcext:value-type="string">
            <text:p>Blurbs Item definitions …</text:p>
          </table:table-cell>
          <table:table-cell office:value-type="string" calcext:value-type="string">
            <text:p>Breaf“s Font-siz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57]/[.I57]*100" office:value-type="string" office:string-value="" calcext:value-type="error">
            <text:p>#DIV/0!</text:p>
          </table:table-cell>
          <table:table-cell table:formula="of:=[.G57]/contentWidth01*100" office:value-type="float" office:value="0" calcext:value-type="float">
            <text:p>0,000000</text:p>
          </table:table-cell>
          <table:table-cell table:formula="of:=[.G57]/rootFontSize*100" office:value-type="float" office:value="0" calcext:value-type="float">
            <text:p>0,000000</text:p>
          </table:table-cell>
          <table:table-cell table:formula="of:=[.G57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58]/[.I58]*100" office:value-type="string" office:string-value="" calcext:value-type="error">
            <text:p>#DIV/0!</text:p>
          </table:table-cell>
          <table:table-cell table:formula="of:=[.G58]/contentWidth01*100" office:value-type="float" office:value="0" calcext:value-type="float">
            <text:p>0,000000</text:p>
          </table:table-cell>
          <table:table-cell table:formula="of:=[.G58]/rootFontSize*100" office:value-type="float" office:value="0" calcext:value-type="float">
            <text:p>0,000000</text:p>
          </table:table-cell>
          <table:table-cell table:formula="of:=[.G58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content-01</text:p>
          </table:table-cell>
          <table:table-cell office:value-type="string" calcext:value-type="string">
            <text:p>Padding-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relatively to children <text:span text:style-name="T3">.testimonials</text:span>&gt;</text:p>
          </table:table-cell>
          <table:table-cell office:value-type="float" office:value="16" calcext:value-type="float">
            <text:p>16</text:p>
          </table:table-cell>
          <table:table-cell table:formula="of:=[.G59]/[.I59]*100" office:value-type="float" office:value="625" calcext:value-type="float">
            <text:p>625,000000</text:p>
          </table:table-cell>
          <table:table-cell table:formula="of:=[.G59]/contentWidth01*100" office:value-type="float" office:value="10.4166666666667" calcext:value-type="float">
            <text:p>10,416667</text:p>
          </table:table-cell>
          <table:table-cell table:formula="of:=[.G59]/rootFontSize*100" office:value-type="float" office:value="625" calcext:value-type="float">
            <text:p>625,000000</text:p>
          </table:table-cell>
          <table:table-cell table:style-name="ce53" table:formula="of:=[.G59]/rootFontSize" office:value-type="float" office:value="6.25" calcext:value-type="float">
            <text:p>6,250000</text:p>
          </table:table-cell>
          <table:table-cell/>
          <table:table-cell office:value-type="string" calcext:value-type="string">
            <text:p>Content-01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content-01</text:p>
          </table:table-cell>
          <table:table-cell office:value-type="string" calcext:value-type="string">
            <text:p>Padding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&lt; relatively to children <text:span text:style-name="T3">.testimonials</text:span>&gt;</text:p>
          </table:table-cell>
          <table:table-cell office:value-type="float" office:value="16" calcext:value-type="float">
            <text:p>16</text:p>
          </table:table-cell>
          <table:table-cell table:formula="of:=[.G60]/[.I60]*100" office:value-type="float" office:value="143.75" calcext:value-type="float">
            <text:p>143,750000</text:p>
          </table:table-cell>
          <table:table-cell table:formula="of:=[.G60]/contentWidth01*100" office:value-type="float" office:value="2.39583333333333" calcext:value-type="float">
            <text:p>2,395833</text:p>
          </table:table-cell>
          <table:table-cell table:formula="of:=[.G60]/rootFontSize*100" office:value-type="float" office:value="143.75" calcext:value-type="float">
            <text:p>143,750000</text:p>
          </table:table-cell>
          <table:table-cell table:style-name="ce53" table:formula="of:=[.G60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Content-01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table:formula="of:=[.G61]/[.I61]*100" office:value-type="string" office:string-value="" calcext:value-type="error">
            <text:p>#DIV/0!</text:p>
          </table:table-cell>
          <table:table-cell table:formula="of:=[.G61]/contentWidth01*100" office:value-type="float" office:value="0" calcext:value-type="float">
            <text:p>0,000000</text:p>
          </table:table-cell>
          <table:table-cell table:formula="of:=[.G61]/rootFontSize*100" office:value-type="float" office:value="0" calcext:value-type="float">
            <text:p>0,000000</text:p>
          </table:table-cell>
          <table:table-cell table:formula="of:=[.G61]/rootFontSize" office:value-type="float" office:value="0" calcext:value-type="float">
            <text:p>0,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Margin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2]/[.I62]*100" office:value-type="float" office:value="2.39583333333333" calcext:value-type="float">
            <text:p>2,395833</text:p>
          </table:table-cell>
          <table:table-cell table:formula="of:=[.G62]/contentWidth01*100" office:value-type="float" office:value="2.39583333333333" calcext:value-type="float">
            <text:p>2,395833</text:p>
          </table:table-cell>
          <table:table-cell table:formula="of:=[.G62]/rootFontSize*100" office:value-type="float" office:value="143.75" calcext:value-type="float">
            <text:p>143,750000</text:p>
          </table:table-cell>
          <table:table-cell table:formula="of:=[.G62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Testimonials“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Margin-Righ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3]/[.I63]*100" office:value-type="float" office:value="2.70833333333333" calcext:value-type="float">
            <text:p>2,708333</text:p>
          </table:table-cell>
          <table:table-cell table:formula="of:=[.G63]/contentWidth01*100" office:value-type="float" office:value="2.70833333333333" calcext:value-type="float">
            <text:p>2,708333</text:p>
          </table:table-cell>
          <table:table-cell table:formula="of:=[.G63]/rootFontSize*100" office:value-type="float" office:value="162.5" calcext:value-type="float">
            <text:p>162,500000</text:p>
          </table:table-cell>
          <table:table-cell table:formula="of:=[.G63]/rootFontSize" office:value-type="float" office:value="1.625" calcext:value-type="float">
            <text:p>1,625000</text:p>
          </table:table-cell>
          <table:table-cell/>
          <table:table-cell office:value-type="string" calcext:value-type="string">
            <text:p>Testimonials“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Width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64]/[.I64]*100" office:value-type="float" office:value="44.4791666666667" calcext:value-type="float">
            <text:p>44,479167</text:p>
          </table:table-cell>
          <table:table-cell table:formula="of:=[.G64]/contentWidth01*100" office:value-type="float" office:value="44.4791666666667" calcext:value-type="float">
            <text:p>44,479167</text:p>
          </table:table-cell>
          <table:table-cell table:formula="of:=[.G64]/rootFontSize*100" office:value-type="float" office:value="2668.75" calcext:value-type="float">
            <text:p>2668,750000</text:p>
          </table:table-cell>
          <table:table-cell table:formula="of:=[.G64]/rootFontSize" office:value-type="float" office:value="26.6875" calcext:value-type="float">
            <text:p>26,687500</text:p>
          </table:table-cell>
          <table:table-cell/>
          <table:table-cell office:value-type="string" calcext:value-type="string">
            <text:p>Testimonials“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</text:p>
          </table:table-cell>
          <table:table-cell office:value-type="string" calcext:value-type="string">
            <text:p>Height</text:p>
          </table:table-cell>
          <table:table-cell office:value-type="float" office:value="272" calcext:value-type="float">
            <text:p>272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formula="of:=[.G65]/[.I65]*100" office:value-type="float" office:value="1700" calcext:value-type="float">
            <text:p>1700,000000</text:p>
          </table:table-cell>
          <table:table-cell table:formula="of:=[.G65]/contentWidth01*100" office:value-type="float" office:value="28.3333333333333" calcext:value-type="float">
            <text:p>28,333333</text:p>
          </table:table-cell>
          <table:table-cell table:formula="of:=[.G65]/rootFontSize*100" office:value-type="float" office:value="1700" calcext:value-type="float">
            <text:p>1700,000000</text:p>
          </table:table-cell>
          <table:table-cell table:style-name="ce53" table:formula="of:=[.G65]/rootFontSize" office:value-type="float" office:value="17" calcext:value-type="float">
            <text:p>17,000000</text:p>
          </table:table-cell>
          <table:table-cell/>
          <table:table-cell office:value-type="string" calcext:value-type="string">
            <text:p>Testimonials“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T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 relatively to children <text:span text:style-name="T3">.testimonial</text:span>&gt;</text:p>
          </table:table-cell>
          <table:table-cell office:value-type="float" office:value="16" calcext:value-type="float">
            <text:p>16</text:p>
          </table:table-cell>
          <table:table-cell table:formula="of:=[.G67]/[.I67]*100" office:value-type="float" office:value="200" calcext:value-type="float">
            <text:p>200,000000</text:p>
          </table:table-cell>
          <table:table-cell table:formula="of:=[.G67]/contentWidth01*100" office:value-type="float" office:value="3.33333333333333" calcext:value-type="float">
            <text:p>3,333333</text:p>
          </table:table-cell>
          <table:table-cell table:formula="of:=[.G67]/rootFontSize*100" office:value-type="float" office:value="200" calcext:value-type="float">
            <text:p>200,000000</text:p>
          </table:table-cell>
          <table:table-cell table:style-name="ce53" table:formula="of:=[.G67]/rootFontSize" office:value-type="float" office:value="2" calcext:value-type="float">
            <text:p>2,000000</text:p>
          </table:table-cell>
          <table:table-cell/>
          <table:table-cell office:value-type="string" calcext:value-type="string">
            <text:p>Testimonial-List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Lef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&lt; relatively to children <text:span text:style-name="T3">.testimonial</text:span>&gt; = Static</text:p>
          </table:table-cell>
          <table:table-cell office:value-type="float" office:value="16" calcext:value-type="float">
            <text:p>16</text:p>
          </table:table-cell>
          <table:table-cell table:formula="of:=[.G68]/[.I68]*100" office:value-type="float" office:value="243.75" calcext:value-type="float">
            <text:p>243,750000</text:p>
          </table:table-cell>
          <table:table-cell table:formula="of:=[.G68]/contentWidth01*100" office:value-type="float" office:value="4.0625" calcext:value-type="float">
            <text:p>4,062500</text:p>
          </table:table-cell>
          <table:table-cell table:formula="of:=[.G68]/rootFontSize*100" office:value-type="float" office:value="243.75" calcext:value-type="float">
            <text:p>243,750000</text:p>
          </table:table-cell>
          <table:table-cell table:style-name="ce53" table:formula="of:=[.G68]/rootFontSize" office:value-type="float" office:value="2.4375" calcext:value-type="float">
            <text:p>2,43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Lef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69]/[.I69]*100" office:value-type="float" office:value="9.13348946135831" calcext:value-type="float">
            <text:p>9,133489</text:p>
          </table:table-cell>
          <table:table-cell table:formula="of:=[.G69]/contentWidth01*100" office:value-type="float" office:value="4.0625" calcext:value-type="float">
            <text:p>4,062500</text:p>
          </table:table-cell>
          <table:table-cell table:formula="of:=[.G69]/rootFontSize*100" office:value-type="float" office:value="243.75" calcext:value-type="float">
            <text:p>243,750000</text:p>
          </table:table-cell>
          <table:table-cell table:style-name="ce53" table:formula="of:=[.G69]/rootFontSize" office:value-type="float" office:value="2.4375" calcext:value-type="float">
            <text:p>2,43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Righ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70]/[.I70]*100" office:value-type="float" office:value="8.19672131147541" calcext:value-type="float">
            <text:p>8,196721</text:p>
          </table:table-cell>
          <table:table-cell table:formula="of:=[.G70]/contentWidth01*100" office:value-type="float" office:value="3.64583333333333" calcext:value-type="float">
            <text:p>3,645833</text:p>
          </table:table-cell>
          <table:table-cell table:formula="of:=[.G70]/rootFontSize*100" office:value-type="float" office:value="218.75" calcext:value-type="float">
            <text:p>218,750000</text:p>
          </table:table-cell>
          <table:table-cell table:style-name="ce53" table:formula="of:=[.G70]/rootFontSize" office:value-type="float" office:value="2.1875" calcext:value-type="float">
            <text:p>2,1875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testimonials-list</text:p>
          </table:table-cell>
          <table:table-cell office:value-type="string" calcext:value-type="string">
            <text:p>Padding-Bott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formula="of:=[.G71]/[.I71]*100" office:value-type="float" office:value="8.89929742388759" calcext:value-type="float">
            <text:p>8,899297</text:p>
          </table:table-cell>
          <table:table-cell table:formula="of:=[.G71]/contentWidth01*100" office:value-type="float" office:value="3.95833333333333" calcext:value-type="float">
            <text:p>3,958333</text:p>
          </table:table-cell>
          <table:table-cell table:formula="of:=[.G71]/rootFontSize*100" office:value-type="float" office:value="237.5" calcext:value-type="float">
            <text:p>237,500000</text:p>
          </table:table-cell>
          <table:table-cell table:style-name="ce53" table:formula="of:=[.G71]/rootFontSize" office:value-type="float" office:value="2.375" calcext:value-type="float">
            <text:p>2,375000</text:p>
          </table:table-cell>
          <table:table-cell/>
          <table:table-cell office:value-type="string" calcext:value-type="string">
            <text:p>Testimonial-List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div</text:p>
          </table:table-cell>
          <table:table-cell table:style-name="ce15" office:value-type="string" calcext:value-type="string">
            <text:p>.testimonial-item_icon<text:span text:style-name="T2">::before</text:span></text:p>
          </table:table-cell>
          <table:table-cell office:value-type="string" calcext:value-type="string">
            <text:p>Width</text:p>
          </table:table-cell>
          <table:table-cell office:value-type="float" office:value="49" calcext:value-type="float">
            <text:p>49</text:p>
          </table:table-cell>
          <table:table-cell table:style-name="ce29" office:value-type="string" calcext:value-type="string">
            <text:p>.testimonial-item</text:p>
          </table:table-cell>
          <table:table-cell office:value-type="float" office:value="353" calcext:value-type="float">
            <text:p>353</text:p>
          </table:table-cell>
          <table:table-cell table:style-name="ce41" table:formula="of:=[.G72]/[.I72]*100" office:value-type="float" office:value="13.8810198300283" calcext:value-type="float">
            <text:p>13,881020</text:p>
          </table:table-cell>
          <table:table-cell table:formula="of:=[.G72]/contentWidth01*100" office:value-type="float" office:value="5.10416666666667" calcext:value-type="float">
            <text:p>5,104167</text:p>
          </table:table-cell>
          <table:table-cell table:formula="of:=[.G72]/rootFontSize*100" office:value-type="float" office:value="306.25" calcext:value-type="float">
            <text:p>306,250000</text:p>
          </table:table-cell>
          <table:table-cell table:style-name="ce53" table:formula="of:=[.G72]/rootFontSize" office:value-type="float" office:value="3.0625" calcext:value-type="float">
            <text:p>3,062500</text:p>
          </table:table-cell>
          <table:table-cell/>
          <table:table-cell office:value-type="string" calcext:value-type="string">
            <text:p>Testimonial-Item_icon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testimonial-switch</text:p>
          </table:table-cell>
          <table:table-cell office:value-type="string" calcext:value-type="string">
            <text:p>Margin-lef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testimonials</text:p>
          </table:table-cell>
          <table:table-cell office:value-type="float" office:value="427" calcext:value-type="float">
            <text:p>427</text:p>
          </table:table-cell>
          <table:table-cell table:style-name="ce41" table:formula="of:=[.G74]/[.I74]*100" office:value-type="float" office:value="39.8126463700234" calcext:value-type="float">
            <text:p>39,812646</text:p>
          </table:table-cell>
          <table:table-cell table:formula="of:=[.G74]/contentWidth01*100" office:value-type="float" office:value="17.7083333333333" calcext:value-type="float">
            <text:p>17,708333</text:p>
          </table:table-cell>
          <table:table-cell table:formula="of:=[.G74]/rootFontSize*100" office:value-type="float" office:value="1062.5" calcext:value-type="float">
            <text:p>1062,500000</text:p>
          </table:table-cell>
          <table:table-cell table:style-name="ce53" table:formula="of:=[.G74]/rootFontSize" office:value-type="float" office:value="10.625" calcext:value-type="float">
            <text:p>10,625000</text:p>
          </table:table-cell>
          <table:table-cell/>
          <table:table-cell office:value-type="string" calcext:value-type="string">
            <text:p>Testimonial-Switch“ Marg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testimonial-switch</text:p>
          </table:table-cell>
          <table:table-cell office:value-type="string" calcext:value-type="string">
            <text:p>Width</text:p>
          </table:table-cell>
          <table:table-cell office:value-type="float" office:value="19" calcext:value-type="float">
            <text:p>19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style-name="ce42" table:formula="of:=[.G75]/[.I75]*100" office:value-type="float" office:value="118.75" calcext:value-type="float">
            <text:p>118,750000</text:p>
          </table:table-cell>
          <table:table-cell table:formula="of:=[.G75]/contentWidth01*100" office:value-type="float" office:value="1.97916666666667" calcext:value-type="float">
            <text:p>1,979167</text:p>
          </table:table-cell>
          <table:table-cell table:formula="of:=[.G75]/rootFontSize*100" office:value-type="float" office:value="118.75" calcext:value-type="float">
            <text:p>118,750000</text:p>
          </table:table-cell>
          <table:table-cell table:style-name="ce53" table:formula="of:=[.G75]/rootFontSize" office:value-type="float" office:value="1.1875" calcext:value-type="float">
            <text:p>1,187500</text:p>
          </table:table-cell>
          <table:table-cell/>
          <table:table-cell office:value-type="string" calcext:value-type="string">
            <text:p>Testimonial-Switch“ Margn-Left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To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 relatively to children <text:span text:style-name="T3">.blog__title</text:span>&gt;</text:p>
          </table:table-cell>
          <table:table-cell office:value-type="float" office:value="16" calcext:value-type="float">
            <text:p>16</text:p>
          </table:table-cell>
          <table:table-cell table:formula="of:=[.G78]/[.I78]*100" office:value-type="float" office:value="200" calcext:value-type="float">
            <text:p>200,000000</text:p>
          </table:table-cell>
          <table:table-cell table:formula="of:=[.G78]/contentWidth01*100" office:value-type="float" office:value="3.33333333333333" calcext:value-type="float">
            <text:p>3,333333</text:p>
          </table:table-cell>
          <table:table-cell table:formula="of:=[.G78]/rootFontSize*100" office:value-type="float" office:value="200" calcext:value-type="float">
            <text:p>200,000000</text:p>
          </table:table-cell>
          <table:table-cell table:style-name="ce53" table:formula="of:=[.G78]/rootFontSize" office:value-type="float" office:value="2" calcext:value-type="float">
            <text:p>2,000000</text:p>
          </table:table-cell>
          <table:table-cell/>
          <table:table-cell office:value-type="string" calcext:value-type="string">
            <text:p>Blog“s Padding-Top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Le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 relatively to children <text:span text:style-name="T3">.blog__title</text:span>&gt; = Static</text:p>
          </table:table-cell>
          <table:table-cell office:value-type="float" office:value="16" calcext:value-type="float">
            <text:p>16</text:p>
          </table:table-cell>
          <table:table-cell table:formula="of:=[.G79]/[.I79]*100" office:value-type="float" office:value="62.5" calcext:value-type="float">
            <text:p>62,500000</text:p>
          </table:table-cell>
          <table:table-cell table:formula="of:=[.G79]/contentWidth01*100" office:value-type="float" office:value="1.04166666666667" calcext:value-type="float">
            <text:p>1,041667</text:p>
          </table:table-cell>
          <table:table-cell table:formula="of:=[.G79]/rootFontSize*100" office:value-type="float" office:value="62.5" calcext:value-type="float">
            <text:p>62,500000</text:p>
          </table:table-cell>
          <table:table-cell table:style-name="ce53" table:formula="of:=[.G79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og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Padding-Le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0]/[.I80]*100" office:value-type="float" office:value="1.04166666666667" calcext:value-type="float">
            <text:p>1,041667</text:p>
          </table:table-cell>
          <table:table-cell table:formula="of:=[.G80]/contentWidth01*100" office:value-type="float" office:value="1.04166666666667" calcext:value-type="float">
            <text:p>1,041667</text:p>
          </table:table-cell>
          <table:table-cell table:formula="of:=[.G80]/rootFontSize*100" office:value-type="float" office:value="62.5" calcext:value-type="float">
            <text:p>62,500000</text:p>
          </table:table-cell>
          <table:table-cell table:style-name="ce53" table:formula="of:=[.G80]/rootFontSize" office:value-type="float" office:value="0.625" calcext:value-type="float">
            <text:p>0,625000</text:p>
          </table:table-cell>
          <table:table-cell/>
          <table:table-cell office:value-type="string" calcext:value-type="string">
            <text:p>Blog“s Padding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Margin-Le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1]/[.I81]*100" office:value-type="float" office:value="2.39583333333333" calcext:value-type="float">
            <text:p>2,395833</text:p>
          </table:table-cell>
          <table:table-cell table:formula="of:=[.G81]/contentWidth01*100" office:value-type="float" office:value="2.39583333333333" calcext:value-type="float">
            <text:p>2,395833</text:p>
          </table:table-cell>
          <table:table-cell table:formula="of:=[.G81]/rootFontSize*100" office:value-type="float" office:value="143.75" calcext:value-type="float">
            <text:p>143,750000</text:p>
          </table:table-cell>
          <table:table-cell table:style-name="ce53" table:formula="of:=[.G81]/rootFontSize" office:value-type="float" office:value="1.4375" calcext:value-type="float">
            <text:p>1,437500</text:p>
          </table:table-cell>
          <table:table-cell/>
          <table:table-cell office:value-type="string" calcext:value-type="string">
            <text:p>Blog“s Margin-Lef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.blog</text:p>
          </table:table-cell>
          <table:table-cell office:value-type="string" calcext:value-type="string">
            <text:p>Widt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.content-01</text:p>
          </table:table-cell>
          <table:table-cell office:value-type="float" office:value="960" calcext:value-type="float">
            <text:p>960</text:p>
          </table:table-cell>
          <table:table-cell table:style-name="ce41" table:formula="of:=[.G82]/[.I82]*100" office:value-type="float" office:value="46.875" calcext:value-type="float">
            <text:p>46,875000</text:p>
          </table:table-cell>
          <table:table-cell table:formula="of:=[.G82]/contentWidth01*100" office:value-type="float" office:value="46.875" calcext:value-type="float">
            <text:p>46,875000</text:p>
          </table:table-cell>
          <table:table-cell table:formula="of:=[.G82]/rootFontSize*100" office:value-type="float" office:value="2812.5" calcext:value-type="float">
            <text:p>2812,500000</text:p>
          </table:table-cell>
          <table:table-cell table:style-name="ce53" table:formula="of:=[.G82]/rootFontSize" office:value-type="float" office:value="28.125" calcext:value-type="float">
            <text:p>28,125000</text:p>
          </table:table-cell>
          <table:table-cell/>
          <table:table-cell office:value-type="string" calcext:value-type="string">
            <text:p>Blog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.blog__title</text:p>
          </table:table-cell>
          <table:table-cell office:value-type="string" calcext:value-type="string">
            <text:p>Margin-Bottom</text:p>
          </table:table-cell>
          <table:table-cell office:value-type="float" office:value="5" calcext:value-type="float">
            <text:p>5</text:p>
          </table:table-cell>
          <table:table-cell table:style-name="ce27" office:value-type="string" calcext:value-type="string">
            <text:p>html</text:p>
          </table:table-cell>
          <table:table-cell office:value-type="float" office:value="16" calcext:value-type="float">
            <text:p>16</text:p>
          </table:table-cell>
          <table:table-cell table:style-name="ce42" table:formula="of:=[.G84]/[.I84]*100" office:value-type="float" office:value="31.25" calcext:value-type="float">
            <text:p>31,250000</text:p>
          </table:table-cell>
          <table:table-cell table:formula="of:=[.G84]/contentWidth01*100" office:value-type="float" office:value="0.520833333333333" calcext:value-type="float">
            <text:p>0,520833</text:p>
          </table:table-cell>
          <table:table-cell table:formula="of:=[.G84]/rootFontSize*100" office:value-type="float" office:value="31.25" calcext:value-type="float">
            <text:p>31,250000</text:p>
          </table:table-cell>
          <table:table-cell table:style-name="ce53" table:formula="of:=[.G84]/rootFontSize" office:value-type="float" office:value="0.3125" calcext:value-type="float">
            <text:p>0,312500</text:p>
          </table:table-cell>
          <table:table-cell/>
          <table:table-cell office:value-type="string" calcext:value-type="string">
            <text:p>Blog“s Title Margin-Bottom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27"/>
          <table:table-cell/>
          <table:table-cell table:style-name="ce42"/>
          <table:table-cell table:number-columns-repeated="2"/>
          <table:table-cell table:style-name="ce53"/>
          <table:table-cell table:number-columns-repeated="10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blog__list-item</text:p>
          </table:table-cell>
          <table:table-cell office:value-type="string" calcext:value-type="string">
            <text:p>Padding-Lef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.blog__list-item</text:p>
          </table:table-cell>
          <table:table-cell office:value-type="float" office:value="440" calcext:value-type="float">
            <text:p>440</text:p>
          </table:table-cell>
          <table:table-cell table:style-name="ce42" table:formula="of:=[.G86]/[.I86]*100" office:value-type="float" office:value="15.4545454545455" calcext:value-type="float">
            <text:p>15,454545</text:p>
          </table:table-cell>
          <table:table-cell table:formula="of:=[.G86]/contentWidth01*100" office:value-type="float" office:value="7.08333333333333" calcext:value-type="float">
            <text:p>7,083333</text:p>
          </table:table-cell>
          <table:table-cell table:formula="of:=[.G86]/rootFontSize*100" office:value-type="float" office:value="425" calcext:value-type="float">
            <text:p>425,000000</text:p>
          </table:table-cell>
          <table:table-cell table:style-name="ce53" table:formula="of:=[.G86]/rootFontSize" office:value-type="float" office:value="4.25" calcext:value-type="float">
            <text:p>4,250000</text:p>
          </table:table-cell>
          <table:table-cell/>
          <table:table-cell office:value-type="string" calcext:value-type="string">
            <text:p>Blog“s Title Margin-Bottom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billabong</text:p>
          </table:table-cell>
          <table:table-cell office:value-type="string" calcext:value-type="string">
            <text:p>Wid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88]/[.I88]*100" office:value-type="float" office:value="7.1875" calcext:value-type="float">
            <text:p>7,187500</text:p>
          </table:table-cell>
          <table:table-cell table:formula="of:=[.G88]/contentWidth01*100" office:value-type="float" office:value="7.1875" calcext:value-type="float">
            <text:p>7,187500</text:p>
          </table:table-cell>
          <table:table-cell table:formula="of:=[.G88]/rootFontSize*100" office:value-type="float" office:value="431.25" calcext:value-type="float">
            <text:p>431,250000</text:p>
          </table:table-cell>
          <table:table-cell table:style-name="ce53" table:formula="of:=[.G88]/rootFontSize" office:value-type="float" office:value="4.3125" calcext:value-type="float">
            <text:p>4,312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dolce-gabana</text:p>
          </table:table-cell>
          <table:table-cell office:value-type="string" calcext:value-type="string">
            <text:p>Wid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89]/[.I89]*100" office:value-type="float" office:value="7.5" calcext:value-type="float">
            <text:p>7,500000</text:p>
          </table:table-cell>
          <table:table-cell table:formula="of:=[.G89]/contentWidth01*100" office:value-type="float" office:value="7.5" calcext:value-type="float">
            <text:p>7,500000</text:p>
          </table:table-cell>
          <table:table-cell table:formula="of:=[.G89]/rootFontSize*100" office:value-type="float" office:value="450" calcext:value-type="float">
            <text:p>450,000000</text:p>
          </table:table-cell>
          <table:table-cell table:style-name="ce53" table:formula="of:=[.G89]/rootFontSize" office:value-type="float" office:value="4.5" calcext:value-type="float">
            <text:p>4,5000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element</text:p>
          </table:table-cell>
          <table:table-cell office:value-type="string" calcext:value-type="string">
            <text:p>Wid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0]/[.I90]*100" office:value-type="float" office:value="6.77083333333333" calcext:value-type="float">
            <text:p>6,770833</text:p>
          </table:table-cell>
          <table:table-cell table:formula="of:=[.G90]/contentWidth01*100" office:value-type="float" office:value="6.77083333333333" calcext:value-type="float">
            <text:p>6,770833</text:p>
          </table:table-cell>
          <table:table-cell table:formula="of:=[.G90]/rootFontSize*100" office:value-type="float" office:value="406.25" calcext:value-type="float">
            <text:p>406,250000</text:p>
          </table:table-cell>
          <table:table-cell table:style-name="ce53" table:formula="of:=[.G90]/rootFontSize" office:value-type="float" office:value="4.0625" calcext:value-type="float">
            <text:p>4,062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element</text:p>
          </table:table-cell>
          <table:table-cell office:value-type="string" calcext:value-type="string">
            <text:p>Margin-Righ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1]/[.I91]*100" office:value-type="float" office:value="7.8125" calcext:value-type="float">
            <text:p>7,812500</text:p>
          </table:table-cell>
          <table:table-cell table:formula="of:=[.G91]/contentWidth01*100" office:value-type="float" office:value="7.8125" calcext:value-type="float">
            <text:p>7,812500</text:p>
          </table:table-cell>
          <table:table-cell table:formula="of:=[.G91]/rootFontSize*100" office:value-type="float" office:value="468.75" calcext:value-type="float">
            <text:p>468,750000</text:p>
          </table:table-cell>
          <table:table-cell table:style-name="ce53" table:formula="of:=[.G91]/rootFontSize" office:value-type="float" office:value="4.6875" calcext:value-type="float">
            <text:p>4,68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awesome</text:p>
          </table:table-cell>
          <table:table-cell office:value-type="string" calcext:value-type="string">
            <text:p>Widt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2]/[.I92]*100" office:value-type="float" office:value="5.20833333333333" calcext:value-type="float">
            <text:p>5,208333</text:p>
          </table:table-cell>
          <table:table-cell table:formula="of:=[.G92]/contentWidth01*100" office:value-type="float" office:value="5.20833333333333" calcext:value-type="float">
            <text:p>5,208333</text:p>
          </table:table-cell>
          <table:table-cell table:formula="of:=[.G92]/rootFontSize*100" office:value-type="float" office:value="312.5" calcext:value-type="float">
            <text:p>312,500000</text:p>
          </table:table-cell>
          <table:table-cell table:style-name="ce53" table:formula="of:=[.G92]/rootFontSize" office:value-type="float" office:value="3.125" calcext:value-type="float">
            <text:p>3,1250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rvca</text:p>
          </table:table-cell>
          <table:table-cell office:value-type="string" calcext:value-type="string">
            <text:p>Widt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3]/[.I93]*100" office:value-type="float" office:value="10.7291666666667" calcext:value-type="float">
            <text:p>10,729167</text:p>
          </table:table-cell>
          <table:table-cell table:formula="of:=[.G93]/contentWidth01*100" office:value-type="float" office:value="10.7291666666667" calcext:value-type="float">
            <text:p>10,729167</text:p>
          </table:table-cell>
          <table:table-cell table:formula="of:=[.G93]/rootFontSize*100" office:value-type="float" office:value="643.75" calcext:value-type="float">
            <text:p>643,750000</text:p>
          </table:table-cell>
          <table:table-cell table:style-name="ce53" table:formula="of:=[.G93]/rootFontSize" office:value-type="float" office:value="6.4375" calcext:value-type="float">
            <text:p>6,43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.brand-list__item_vonzipper</text:p>
          </table:table-cell>
          <table:table-cell office:value-type="string" calcext:value-type="string">
            <text:p>Wid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.brand-li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4]/[.I94]*100" office:value-type="float" office:value="7.8125" calcext:value-type="float">
            <text:p>7,812500</text:p>
          </table:table-cell>
          <table:table-cell table:formula="of:=[.G94]/contentWidth01*100" office:value-type="float" office:value="7.8125" calcext:value-type="float">
            <text:p>7,812500</text:p>
          </table:table-cell>
          <table:table-cell table:formula="of:=[.G94]/rootFontSize*100" office:value-type="float" office:value="468.75" calcext:value-type="float">
            <text:p>468,750000</text:p>
          </table:table-cell>
          <table:table-cell table:style-name="ce53" table:formula="of:=[.G94]/rootFontSize" office:value-type="float" office:value="4.6875" calcext:value-type="float">
            <text:p>4,687500</text:p>
          </table:table-cell>
          <table:table-cell/>
          <table:table-cell office:value-type="string" calcext:value-type="string">
            <text:p>Brand-List Item“s Width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8"/>
          <table:table-cell table:number-columns-repeated="10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.menu_footer</text:p>
          </table:table-cell>
          <table:table-cell office:value-type="string" calcext:value-type="string">
            <text:p>Width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.footer-1st</text:p>
          </table:table-cell>
          <table:table-cell office:value-type="float" office:value="960" calcext:value-type="float">
            <text:p>960</text:p>
          </table:table-cell>
          <table:table-cell table:style-name="ce41" table:formula="of:=[.G97]/[.I97]*100" office:value-type="float" office:value="57.2916666666667" calcext:value-type="float">
            <text:p>57,291667</text:p>
          </table:table-cell>
          <table:table-cell table:formula="of:=[.G97]/contentWidth01*100" office:value-type="float" office:value="57.2916666666667" calcext:value-type="float">
            <text:p>57,291667</text:p>
          </table:table-cell>
          <table:table-cell table:formula="of:=[.G97]/rootFontSize*100" office:value-type="float" office:value="3437.5" calcext:value-type="float">
            <text:p>3437,500000</text:p>
          </table:table-cell>
          <table:table-cell table:style-name="ce53" table:formula="of:=[.G97]/rootFontSize" office:value-type="float" office:value="34.375" calcext:value-type="float">
            <text:p>34,375000</text:p>
          </table:table-cell>
          <table:table-cell/>
          <table:table-cell office:value-type="string" calcext:value-type="string">
            <text:p>Footer-1st Width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menu__item_footer</text:p>
          </table:table-cell>
          <table:table-cell office:value-type="string" calcext:value-type="string">
            <text:p>Margin-Righ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menu_footer</text:p>
          </table:table-cell>
          <table:table-cell office:value-type="float" office:value="550" calcext:value-type="float">
            <text:p>550</text:p>
          </table:table-cell>
          <table:table-cell table:style-name="ce41" table:formula="of:=[.G98]/[.I98]*100" office:value-type="float" office:value="5.45454545454545" calcext:value-type="float">
            <text:p>5,454545</text:p>
          </table:table-cell>
          <table:table-cell table:formula="of:=[.G98]/contentWidth01*100" office:value-type="float" office:value="3.125" calcext:value-type="float">
            <text:p>3,125000</text:p>
          </table:table-cell>
          <table:table-cell table:formula="of:=[.G98]/rootFontSize*100" office:value-type="float" office:value="187.5" calcext:value-type="float">
            <text:p>187,500000</text:p>
          </table:table-cell>
          <table:table-cell table:style-name="ce53" table:formula="of:=[.G98]/rootFontSize" office:value-type="float" office:value="1.875" calcext:value-type="float">
            <text:p>1,875000</text:p>
          </table:table-cell>
          <table:table-cell/>
          <table:table-cell office:value-type="string" calcext:value-type="string">
            <text:p>Footer-1st Width</text:p>
          </table:table-cell>
          <table:table-cell table:number-columns-repeated="1009"/>
        </table:table-row>
      </table:table>
      <table:table table:name="Лист2" table:style-name="ta2"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5">
          <table:table-cell table:number-columns-repeated="3"/>
          <table:table-cell table:style-name="ce61" office:value-type="string" calcext:value-type="string" table:number-columns-spanned="2" table:number-rows-spanned="1">
            <text:p>menu_header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logo</text:p>
          </table:table-cell>
          <table:table-cell table:style-name="ce62" office:value-type="string" calcext:value-type="string">
            <text:p>width</text:p>
          </table:table-cell>
          <table:table-cell table:style-name="ce62" office:value-type="string" calcext:value-type="string">
            <text:p>left Margin</text:p>
          </table:table-cell>
          <table:table-cell table:number-columns-repeated="4"/>
        </table:table-row>
        <table:table-row table:style-name="ro1">
          <table:table-cell table:style-name="ce58" table:formula="of:=SUM([.C6:.I6])" office:value-type="float" office:value="959.687" calcext:value-type="float">
            <text:p>959,687</text:p>
          </table:table-cell>
          <table:table-cell/>
          <table:table-cell table:style-name="ce60" office:value-type="float" office:value="152.703" calcext:value-type="float">
            <text:p>152,703</text:p>
          </table:table-cell>
          <table:table-cell table:style-name="ce60" office:value-type="float" office:value="639.984" calcext:value-type="float">
            <text:p>639,984</text:p>
          </table:table-cell>
          <table:table-cell table:style-name="ce60" office:value-type="float" office:value="167" calcext:value-type="float">
            <text:p>167</text:p>
          </table:table-cell>
          <table:table-cell table:style-name="ce60" table:number-columns-repeated="4"/>
        </table:table-row>
      </table:table>
      <table:named-expressions>
        <table:named-range table:name="contentWidth01" table:base-cell-address="$'960'.$I$3" table:cell-range-address="$'960'.$J$3"/>
        <table:named-range table:name="contentWidth02" table:base-cell-address="$'768'.$J$3" table:cell-range-address="$'768'.$J$3"/>
        <table:named-range table:name="contentWidth_01" table:base-cell-address="$'960'.$I$3" table:cell-range-address="$'960'.$J$3"/>
        <table:named-range table:name="rootFontSize" table:base-cell-address="$'960'.$F$2" table:cell-range-address="$'960'.$J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6" loext:min-decimal-places="6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 style:data-style-name="N2" text:time-value="22:01:12.17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17:26:56.831000000</meta:creation-date>
    <meta:generator>LibreOffice/5.1.4.2$Windows_x86 LibreOffice_project/f99d75f39f1c57ebdd7ffc5f42867c12031db97a</meta:generator>
    <dc:date>2017-01-11T23:17:19.263000000</dc:date>
    <meta:editing-duration>P1DT11H47M43S</meta:editing-duration>
    <meta:editing-cycles>74</meta:editing-cycles>
    <meta:document-statistic meta:table-count="3" meta:cell-count="1834" meta:object-count="0"/>
  </office:meta>
</office:document-meta>
</file>